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068d" officeooo:paragraph-rsid="0017068d"/>
    </style:style>
    <style:style style:name="P2" style:family="paragraph" style:parent-style-name="Standard">
      <style:text-properties fo:font-variant="normal" fo:text-transform="none" fo:color="#000000" style:font-name="Liberation Serif" fo:font-size="12pt" fo:font-style="normal" fo:font-weight="normal" officeooo:rsid="03d54747" officeooo:paragraph-rsid="03e75c16" style:font-size-asian="12pt" style:font-weight-asian="normal" style:font-size-complex="12pt" style:font-weight-complex="normal"/>
    </style:style>
    <style:style style:name="P3" style:family="paragraph" style:parent-style-name="Standard">
      <style:text-properties fo:font-variant="normal" fo:text-transform="none" fo:color="#000000" style:font-name="Liberation Serif" fo:font-size="12pt" fo:font-style="normal" fo:font-weight="normal" officeooo:rsid="0450849b" officeooo:paragraph-rsid="0450849b" style:font-size-asian="12pt" style:font-weight-asian="normal" style:font-size-complex="12pt" style:font-weight-complex="normal"/>
    </style:style>
    <style:style style:name="P4" style:family="paragraph" style:parent-style-name="Standard">
      <style:text-properties fo:font-variant="normal" fo:text-transform="none" fo:color="#000000" style:font-name="Liberation Serif" fo:font-size="12pt" fo:font-style="normal" fo:font-weight="normal" officeooo:rsid="047f729d" officeooo:paragraph-rsid="047f729d" style:font-size-asian="12pt" style:font-weight-asian="normal" style:font-size-complex="12pt" style:font-weight-complex="normal"/>
    </style:style>
    <style:style style:name="P5" style:family="paragraph" style:parent-style-name="Standard">
      <style:text-properties style:font-name="Liberation Serif" fo:font-size="12pt" officeooo:rsid="000f51f5" officeooo:paragraph-rsid="000f51f5" style:font-size-asian="12pt" style:font-size-complex="12pt"/>
    </style:style>
    <style:style style:name="P6" style:family="paragraph" style:parent-style-name="Standard">
      <style:text-properties style:font-name="Liberation Serif" fo:font-size="12pt" officeooo:rsid="000fa800" officeooo:paragraph-rsid="000fa800" style:font-size-asian="12pt" style:font-size-complex="12pt"/>
    </style:style>
    <style:style style:name="P7" style:family="paragraph" style:parent-style-name="Standard">
      <style:text-properties style:font-name="Liberation Serif" fo:font-size="12pt" officeooo:rsid="02b0922e" officeooo:paragraph-rsid="02b0922e" style:font-size-asian="12pt" style:font-size-complex="12pt"/>
    </style:style>
    <style:style style:name="P8" style:family="paragraph" style:parent-style-name="Standard">
      <style:text-properties style:font-name="Liberation Serif" fo:font-size="12pt" officeooo:rsid="02bcf6b4" officeooo:paragraph-rsid="03444a11" style:font-size-asian="12pt" style:font-size-complex="12pt"/>
    </style:style>
    <style:style style:name="P9" style:family="paragraph" style:parent-style-name="Standard">
      <style:text-properties style:font-name="Liberation Serif" fo:font-size="12pt" officeooo:rsid="0017068d" officeooo:paragraph-rsid="0017068d" style:font-size-asian="12pt" style:font-size-complex="12pt"/>
    </style:style>
    <style:style style:name="P10" style:family="paragraph" style:parent-style-name="Standard">
      <style:text-properties style:font-name="Liberation Serif" fo:font-size="12pt" officeooo:paragraph-rsid="02e7f257" style:font-size-asian="12pt" style:font-size-complex="12pt"/>
    </style:style>
    <style:style style:name="P11" style:family="paragraph" style:parent-style-name="Standard">
      <style:text-properties style:font-name="Liberation Serif" fo:font-size="12pt" officeooo:rsid="004eb8c7" officeooo:paragraph-rsid="02e7f257" style:font-size-asian="12pt" style:font-size-complex="12pt"/>
    </style:style>
    <style:style style:name="P12" style:family="paragraph" style:parent-style-name="Standard">
      <style:text-properties style:font-name="Liberation Serif" fo:font-size="12pt" officeooo:rsid="040ec140" officeooo:paragraph-rsid="040ec140" style:font-size-asian="12pt" style:font-size-complex="12pt"/>
    </style:style>
    <style:style style:name="P13" style:family="paragraph" style:parent-style-name="Standard">
      <style:text-properties style:font-name="Liberation Serif" fo:font-size="12pt" officeooo:rsid="0061af03" officeooo:paragraph-rsid="041452ab" style:font-size-asian="12pt" style:font-size-complex="12pt"/>
    </style:style>
    <style:style style:name="P14" style:family="paragraph" style:parent-style-name="Standard">
      <style:text-properties style:font-name="Liberation Serif" fo:font-size="12pt" officeooo:rsid="01491b96" officeooo:paragraph-rsid="02d1662e" style:font-size-asian="12pt" style:font-size-complex="12pt"/>
    </style:style>
    <style:style style:name="P15" style:family="paragraph" style:parent-style-name="Standard">
      <style:text-properties style:font-name="Liberation Serif" fo:font-size="12pt" fo:font-weight="bold" officeooo:rsid="003f30c7" officeooo:paragraph-rsid="00b7b781" style:font-size-asian="12pt" style:font-weight-asian="bold" style:font-size-complex="12pt" style:font-weight-complex="bold"/>
    </style:style>
    <style:style style:name="P16" style:family="paragraph" style:parent-style-name="Standard">
      <style:text-properties style:font-name="Liberation Serif" fo:font-size="12pt" fo:font-weight="bold" officeooo:rsid="00b126f4" officeooo:paragraph-rsid="010710a1" style:font-size-asian="12pt" style:font-weight-asian="bold" style:font-size-complex="12pt" style:font-weight-complex="bold"/>
    </style:style>
    <style:style style:name="P17" style:family="paragraph" style:parent-style-name="Standard">
      <style:text-properties style:font-name="Liberation Serif" fo:font-size="12pt" fo:font-weight="bold" officeooo:rsid="00494b13" officeooo:paragraph-rsid="02e7f257" style:font-size-asian="12pt" style:font-weight-asian="bold" style:font-size-complex="12pt" style:font-weight-complex="bold"/>
    </style:style>
    <style:style style:name="P18" style:family="paragraph" style:parent-style-name="Standard">
      <style:text-properties style:font-name="Liberation Serif" fo:font-size="12pt" fo:font-weight="bold" officeooo:rsid="015ba918" officeooo:paragraph-rsid="02d1662e" style:font-size-asian="12pt" style:font-weight-asian="bold" style:font-size-complex="12pt" style:font-weight-complex="bold"/>
    </style:style>
    <style:style style:name="P19" style:family="paragraph" style:parent-style-name="Standard">
      <style:text-properties style:font-name="Liberation Serif" fo:font-size="12pt" fo:font-weight="bold" officeooo:rsid="015c9459" officeooo:paragraph-rsid="02d7dc9a" style:font-size-asian="12pt" style:font-weight-asian="bold" style:font-size-complex="12pt" style:font-weight-complex="bold"/>
    </style:style>
    <style:style style:name="P20" style:family="paragraph" style:parent-style-name="Standard">
      <style:text-properties style:font-name="Liberation Serif" fo:font-size="12pt" fo:font-weight="bold" officeooo:rsid="015c9459" officeooo:paragraph-rsid="02d1662e" style:font-size-asian="12pt" style:font-weight-asian="bold" style:font-size-complex="12pt" style:font-weight-complex="bold"/>
    </style:style>
    <style:style style:name="P21" style:family="paragraph" style:parent-style-name="Standard">
      <style:text-properties style:font-name="Liberation Serif" fo:font-size="12pt" fo:font-weight="bold" officeooo:rsid="043b87df" officeooo:paragraph-rsid="043b87df" style:font-size-asian="12pt" style:font-weight-asian="bold" style:font-size-complex="12pt" style:font-weight-complex="bold"/>
    </style:style>
    <style:style style:name="P22" style:family="paragraph" style:parent-style-name="Standard">
      <style:text-properties style:font-name="Liberation Serif" fo:font-size="12pt" fo:font-weight="bold" officeooo:rsid="0188613c" officeooo:paragraph-rsid="02d41dae" style:font-size-asian="12pt" style:font-weight-asian="bold" style:font-size-complex="12pt" style:font-weight-complex="bold"/>
    </style:style>
    <style:style style:name="P23" style:family="paragraph" style:parent-style-name="Standard">
      <style:text-properties style:font-name="Liberation Serif" fo:font-size="12pt" fo:font-weight="bold" officeooo:rsid="04752bfb" officeooo:paragraph-rsid="04752bfb" style:font-size-asian="12pt" style:font-weight-asian="bold" style:font-size-complex="12pt" style:font-weight-complex="bold"/>
    </style:style>
    <style:style style:name="P24" style:family="paragraph" style:parent-style-name="Standard">
      <style:text-properties style:font-name="Liberation Serif" fo:font-size="12pt" fo:font-weight="bold" officeooo:rsid="04752bfb" officeooo:paragraph-rsid="04757b71" style:font-size-asian="12pt" style:font-weight-asian="bold" style:font-size-complex="12pt" style:font-weight-complex="bold"/>
    </style:style>
    <style:style style:name="P25" style:family="paragraph" style:parent-style-name="Standard">
      <style:text-properties style:font-name="Liberation Serif" fo:font-size="12pt" fo:font-weight="bold" officeooo:rsid="04752bfb" officeooo:paragraph-rsid="04776fb5" style:font-size-asian="12pt" style:font-weight-asian="bold" style:font-size-complex="12pt" style:font-weight-complex="bold"/>
    </style:style>
    <style:style style:name="P26" style:family="paragraph" style:parent-style-name="Standard">
      <style:text-properties style:font-name="Liberation Serif" fo:font-size="12pt" fo:font-weight="bold" officeooo:rsid="03d03461" officeooo:paragraph-rsid="03d03461" style:font-size-asian="12pt" style:font-weight-asian="bold" style:font-size-complex="12pt" style:font-weight-complex="bold"/>
    </style:style>
    <style:style style:name="P27" style:family="paragraph" style:parent-style-name="Standard">
      <style:text-properties style:font-name="Liberation Serif" fo:font-size="12pt" fo:font-weight="bold" officeooo:rsid="045e150f" officeooo:paragraph-rsid="045e150f" style:font-size-asian="12pt" style:font-weight-asian="bold" style:font-size-complex="12pt" style:font-weight-complex="bold"/>
    </style:style>
    <style:style style:name="P28" style:family="paragraph" style:parent-style-name="Standard">
      <style:text-properties style:font-name="Liberation Serif" fo:font-size="12pt" fo:font-weight="normal" officeooo:rsid="00ee1407" officeooo:paragraph-rsid="034718b5" style:font-size-asian="12pt" style:font-weight-asian="normal" style:font-size-complex="12pt" style:font-weight-complex="normal"/>
    </style:style>
    <style:style style:name="P29" style:family="paragraph" style:parent-style-name="Standard">
      <style:text-properties style:font-name="Liberation Serif" fo:font-size="12pt" fo:font-weight="normal" officeooo:rsid="01e515b8" officeooo:paragraph-rsid="02d1662e" style:font-size-asian="12pt" style:font-weight-asian="normal" style:font-size-complex="12pt" style:font-weight-complex="normal"/>
    </style:style>
    <style:style style:name="P30" style:family="paragraph" style:parent-style-name="Standard">
      <style:text-properties style:font-name="Liberation Serif" fo:font-size="12pt" fo:font-weight="normal" officeooo:rsid="04736c88" officeooo:paragraph-rsid="043b87df" style:font-size-asian="12pt" style:font-weight-asian="normal" style:font-size-complex="12pt" style:font-weight-complex="normal"/>
    </style:style>
    <style:style style:name="P31" style:family="paragraph" style:parent-style-name="Standard">
      <style:text-properties style:font-name="Liberation Serif" fo:font-size="12pt" fo:font-style="normal" fo:font-weight="bold" officeooo:rsid="03d03461" officeooo:paragraph-rsid="03d03461" style:font-size-asian="12pt" style:font-style-asian="normal" style:font-weight-asian="bold" style:font-size-complex="12pt" style:font-style-complex="normal" style:font-weight-complex="bold"/>
    </style:style>
    <style:style style:name="P32" style:family="paragraph" style:parent-style-name="Standard">
      <style:text-properties style:font-name="Liberation Serif" fo:font-size="12pt" fo:font-style="normal" style:text-underline-style="solid" style:text-underline-width="auto" style:text-underline-color="font-color" fo:font-weight="bold" officeooo:rsid="044a7ccb" officeooo:paragraph-rsid="044a7ccb" style:font-size-asian="12pt" style:font-style-asian="normal" style:font-weight-asian="bold" style:font-size-complex="12pt" style:font-style-complex="normal" style:font-weight-complex="bold"/>
    </style:style>
    <style:style style:name="P33" style:family="paragraph" style:parent-style-name="Standard">
      <style:text-properties style:font-name="Liberation Serif" fo:font-size="26pt" fo:font-weight="bold" officeooo:rsid="000fa800" officeooo:paragraph-rsid="000fa800" style:font-size-asian="26pt" style:font-weight-asian="bold" style:font-size-complex="26pt" style:font-weight-complex="bold"/>
    </style:style>
    <style:style style:name="P34" style:family="paragraph" style:parent-style-name="Standard">
      <style:text-properties officeooo:paragraph-rsid="0443fd9e"/>
    </style:style>
    <style:style style:name="P35" style:family="paragraph" style:parent-style-name="Standard">
      <style:text-properties officeooo:paragraph-rsid="0442e527"/>
    </style:style>
    <style:style style:name="P36" style:family="paragraph" style:parent-style-name="Standard">
      <style:text-properties officeooo:paragraph-rsid="031ed610"/>
    </style:style>
    <style:style style:name="P37" style:family="paragraph" style:parent-style-name="Standard">
      <style:text-properties officeooo:paragraph-rsid="0465c9c9"/>
    </style:style>
    <style:style style:name="P38" style:family="paragraph" style:parent-style-name="Standard">
      <style:text-properties fo:color="#000000" style:font-name="Liberation Serif" fo:font-size="12pt" fo:font-style="normal" fo:font-weight="normal" officeooo:rsid="040ec140" officeooo:paragraph-rsid="02e7f257" style:font-size-asian="12pt" style:font-style-asian="normal" style:font-weight-asian="normal" style:font-size-complex="12pt" style:font-style-complex="normal" style:font-weight-complex="normal"/>
    </style:style>
    <style:style style:name="P39" style:family="paragraph" style:parent-style-name="Standard">
      <style:text-properties officeooo:paragraph-rsid="0489f7d4"/>
    </style:style>
    <style:style style:name="P40" style:family="paragraph" style:parent-style-name="Standard">
      <style:text-properties fo:font-weight="normal" officeooo:rsid="0450849b" officeooo:paragraph-rsid="045f4d95" style:font-weight-asian="normal" style:font-weight-complex="normal"/>
    </style:style>
    <style:style style:name="P41" style:family="paragraph" style:parent-style-name="Standard">
      <style:paragraph-properties fo:margin-top="0cm" fo:margin-bottom="0cm" loext:contextual-spacing="false"/>
      <style:text-properties fo:font-variant="normal" fo:text-transform="none" fo:color="#424242" style:font-name="Helvetica Neue" fo:font-size="12pt" fo:letter-spacing="normal" fo:font-style="normal" fo:font-weight="normal" officeooo:rsid="031bf7ed" officeooo:paragraph-rsid="0319124c" style:font-size-asian="12pt" style:font-weight-asian="normal" style:font-size-complex="12pt" style:font-weight-complex="normal"/>
    </style:style>
    <style:style style:name="P42"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normal" officeooo:rsid="02c71510" officeooo:paragraph-rsid="030f2e2e" style:font-size-asian="12pt" style:font-style-asian="normal" style:font-weight-asian="normal" style:font-size-complex="12pt" style:font-style-complex="normal" style:font-weight-complex="normal"/>
    </style:style>
    <style:style style:name="P43"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bold" officeooo:rsid="03111179" officeooo:paragraph-rsid="0489f7d4" style:font-size-asian="12pt" style:font-weight-asian="bold" style:font-size-complex="12pt" style:font-weight-complex="bold"/>
    </style:style>
    <style:style style:name="P44" style:family="paragraph" style:parent-style-name="Standard">
      <style:paragraph-properties fo:margin-top="0cm" fo:margin-bottom="0cm" loext:contextual-spacing="false"/>
      <style:text-properties fo:font-variant="normal" fo:text-transform="none" fo:color="#000000" style:font-name="Liberation Serif" fo:font-size="26pt" fo:font-style="normal" fo:font-weight="bold" officeooo:rsid="000fa800" officeooo:paragraph-rsid="031d6d33" style:font-size-asian="26pt" style:font-weight-asian="bold" style:font-size-complex="26pt" style:font-weight-complex="bold"/>
    </style:style>
    <style:style style:name="P45" style:family="paragraph" style:parent-style-name="Standard">
      <style:paragraph-properties fo:margin-top="0cm" fo:margin-bottom="0cm" loext:contextual-spacing="false"/>
      <style:text-properties fo:font-variant="normal" fo:text-transform="none" fo:color="#222222" style:font-name="Liberation Serif" fo:font-size="12pt" fo:letter-spacing="normal" fo:font-style="normal" fo:font-weight="normal" officeooo:paragraph-rsid="010cf372" style:font-size-asian="12pt" style:font-size-complex="12pt"/>
    </style:style>
    <style:style style:name="P46" style:family="paragraph" style:parent-style-name="Standard">
      <style:paragraph-properties fo:margin-top="0cm" fo:margin-bottom="0cm" loext:contextual-spacing="false"/>
      <style:text-properties fo:font-variant="normal" fo:text-transform="none" fo:color="#115737" style:font-name="Liberation Serif" fo:font-size="12pt" fo:letter-spacing="normal" fo:font-style="normal" fo:font-weight="bold" officeooo:rsid="010f877b" officeooo:paragraph-rsid="02ecaf45" style:font-size-asian="12pt" style:font-weight-asian="normal" style:font-size-complex="12pt" style:font-weight-complex="normal"/>
    </style:style>
    <style:style style:name="P47" style:family="paragraph" style:parent-style-name="Standard">
      <style:paragraph-properties fo:margin-top="0cm" fo:margin-bottom="0cm" loext:contextual-spacing="false"/>
      <style:text-properties fo:font-variant="normal" fo:text-transform="none" fo:color="#115737" style:font-name="Liberation Serif" fo:font-style="normal" fo:font-weight="bold" officeooo:rsid="0012e1a5" officeooo:paragraph-rsid="0489f7d4" style:font-weight-asian="bold" style:font-weight-complex="bold"/>
    </style:style>
    <style:style style:name="P48" style:family="paragraph" style:parent-style-name="Standard">
      <style:paragraph-properties fo:margin-top="0cm" fo:margin-bottom="0cm" loext:contextual-spacing="false"/>
      <style:text-properties style:font-name="Liberation Serif" fo:font-size="12pt" fo:language="en" fo:country="GB" fo:font-weight="normal" officeooo:rsid="003f30c7" officeooo:paragraph-rsid="03523a67" style:font-size-asian="12pt" style:font-weight-asian="normal" style:font-size-complex="12pt" style:font-weight-complex="normal" loext:padding="0cm" loext:border="none"/>
    </style:style>
    <style:style style:name="P49"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523a67" style:font-size-asian="12pt" style:font-weight-asian="normal" style:font-size-complex="12pt" style:font-weight-complex="normal" loext:padding="0cm" loext:border="none"/>
    </style:style>
    <style:style style:name="P50" style:family="paragraph" style:parent-style-name="Standard">
      <style:paragraph-properties fo:margin-top="0cm" fo:margin-bottom="0cm" loext:contextual-spacing="false"/>
      <style:text-properties style:font-name="Liberation Serif" fo:font-size="12pt" fo:language="en" fo:country="GB" fo:font-weight="normal" officeooo:rsid="020a29b8" officeooo:paragraph-rsid="020a29b8" style:font-size-asian="12pt" style:font-weight-asian="normal" style:font-size-complex="12pt" style:font-weight-complex="normal" loext:padding="0cm" loext:border="none"/>
    </style:style>
    <style:style style:name="P51" style:family="paragraph" style:parent-style-name="Standard">
      <style:paragraph-properties fo:margin-top="0cm" fo:margin-bottom="0cm" loext:contextual-spacing="false"/>
      <style:text-properties style:font-name="Liberation Serif" fo:font-size="12pt" fo:font-weight="normal" officeooo:rsid="020a29b8" officeooo:paragraph-rsid="020a29b8" style:font-size-asian="12pt" style:font-weight-asian="normal" style:font-size-complex="12pt" style:font-weight-complex="normal"/>
    </style:style>
    <style:style style:name="P52" style:family="paragraph" style:parent-style-name="Standard">
      <style:paragraph-properties fo:margin-top="0cm" fo:margin-bottom="0cm" loext:contextual-spacing="false"/>
      <style:text-properties style:font-name="Liberation Serif" fo:font-size="12pt" fo:font-weight="normal" officeooo:rsid="0319124c" officeooo:paragraph-rsid="0319124c" style:font-size-asian="12pt" style:font-weight-asian="normal" style:font-size-complex="12pt" style:font-weight-complex="normal"/>
    </style:style>
    <style:style style:name="P53" style:family="paragraph" style:parent-style-name="Standard">
      <style:paragraph-properties fo:margin-top="0cm" fo:margin-bottom="0cm" loext:contextual-spacing="false"/>
      <style:text-properties style:font-name="Liberation Serif" fo:font-size="12pt" fo:font-weight="normal" officeooo:rsid="03f01030" officeooo:paragraph-rsid="0489f7d4" style:font-size-asian="12pt" style:font-weight-asian="normal" style:font-size-complex="12pt" style:font-weight-complex="normal"/>
    </style:style>
    <style:style style:name="P54" style:family="paragraph" style:parent-style-name="Standard">
      <style:paragraph-properties fo:margin-top="0cm" fo:margin-bottom="0cm" loext:contextual-spacing="false"/>
      <style:text-properties style:font-name="Liberation Serif" fo:font-size="12pt" fo:font-weight="normal" officeooo:rsid="02c71510" officeooo:paragraph-rsid="0489f7d4" style:font-size-asian="12pt" style:font-weight-asian="normal" style:font-size-complex="12pt" style:font-weight-complex="normal"/>
    </style:style>
    <style:style style:name="P55" style:family="paragraph" style:parent-style-name="Standard">
      <style:paragraph-properties fo:margin-top="0cm" fo:margin-bottom="0cm" loext:contextual-spacing="false"/>
      <style:text-properties style:font-name="Liberation Serif" fo:font-size="12pt" fo:font-weight="normal" officeooo:rsid="00781d64" officeooo:paragraph-rsid="02e7f257" style:font-size-asian="12pt" style:font-weight-asian="normal" style:font-size-complex="12pt" style:font-weight-complex="normal"/>
    </style:style>
    <style:style style:name="P56" style:family="paragraph" style:parent-style-name="Standard">
      <style:paragraph-properties fo:margin-top="0cm" fo:margin-bottom="0cm" loext:contextual-spacing="false"/>
      <style:text-properties style:font-name="Liberation Serif" fo:font-size="12pt" fo:font-weight="bold" officeooo:rsid="015c9459" officeooo:paragraph-rsid="02d1662e" style:font-size-asian="12pt" style:font-weight-asian="bold" style:font-size-complex="12pt" style:font-weight-complex="bold"/>
    </style:style>
    <style:style style:name="P57" style:family="paragraph" style:parent-style-name="Standard">
      <style:paragraph-properties fo:margin-top="0cm" fo:margin-bottom="0cm" loext:contextual-spacing="false"/>
      <style:text-properties style:font-name="Liberation Serif" fo:font-size="12pt" fo:font-weight="bold" officeooo:rsid="02b7ed21" officeooo:paragraph-rsid="0489f7d4" style:font-size-asian="12pt" style:font-weight-asian="bold" style:font-size-complex="12pt" style:font-weight-complex="bold"/>
    </style:style>
    <style:style style:name="P58" style:family="paragraph" style:parent-style-name="Standard">
      <style:paragraph-properties fo:margin-top="0cm" fo:margin-bottom="0cm" loext:contextual-spacing="false"/>
      <style:text-properties style:font-name="Liberation Serif" fo:font-size="12pt" officeooo:paragraph-rsid="02e7f257" style:font-size-asian="12pt" style:font-size-complex="12pt"/>
    </style:style>
    <style:style style:name="P59" style:family="paragraph" style:parent-style-name="Standard">
      <style:paragraph-properties fo:margin-top="0cm" fo:margin-bottom="0cm" loext:contextual-spacing="false"/>
      <style:text-properties style:font-name="Liberation Serif" fo:font-size="26pt" fo:font-weight="bold" officeooo:rsid="000fa800" officeooo:paragraph-rsid="01275cc4" style:font-size-asian="26pt" style:font-weight-asian="bold" style:font-size-complex="26pt" style:font-weight-complex="bold"/>
    </style:style>
    <style:style style:name="P60" style:family="paragraph" style:parent-style-name="Standard">
      <style:paragraph-properties fo:margin-top="0cm" fo:margin-bottom="0cm" loext:contextual-spacing="false"/>
      <style:text-properties style:font-name="Liberation Serif" fo:font-size="26pt" fo:font-weight="bold" officeooo:rsid="000fa800" officeooo:paragraph-rsid="010ff60a" style:font-size-asian="26pt" style:font-weight-asian="bold" style:font-size-complex="26pt" style:font-weight-complex="bold"/>
    </style:style>
    <style:style style:name="P61" style:family="paragraph" style:parent-style-name="Standard">
      <style:paragraph-properties fo:margin-top="0cm" fo:margin-bottom="0cm" loext:contextual-spacing="false"/>
      <style:text-properties officeooo:paragraph-rsid="02d1662e"/>
    </style:style>
    <style:style style:name="P62" style:family="paragraph" style:parent-style-name="Standard">
      <style:paragraph-properties fo:margin-top="0cm" fo:margin-bottom="0cm" loext:contextual-spacing="false"/>
      <style:text-properties fo:color="#000000" style:font-name="Liberation Serif" fo:font-size="12pt" fo:font-style="normal" fo:font-weight="normal" officeooo:rsid="04536c0f" officeooo:paragraph-rsid="0489f7d4" style:font-size-asian="12pt" style:font-style-asian="normal" style:font-weight-asian="normal" style:font-size-complex="12pt" style:font-style-complex="normal" style:font-weight-complex="normal"/>
    </style:style>
    <style:style style:name="P63" style:family="paragraph" style:parent-style-name="Standard">
      <style:paragraph-properties fo:margin-top="0cm" fo:margin-bottom="0cm" loext:contextual-spacing="false"/>
      <style:text-properties fo:color="#000000" style:font-name="Liberation Serif" fo:font-size="12pt" fo:font-style="normal" fo:font-weight="normal" officeooo:rsid="02b7ed21" officeooo:paragraph-rsid="0491c83a" style:font-size-asian="12pt" style:font-style-asian="normal" style:font-weight-asian="normal" style:font-size-complex="12pt" style:font-style-complex="normal" style:font-weight-complex="normal"/>
    </style:style>
    <style:style style:name="P64" style:family="paragraph" style:parent-style-name="Standard">
      <style:paragraph-properties fo:margin-top="0cm" fo:margin-bottom="0cm" loext:contextual-spacing="false"/>
      <style:text-properties fo:color="#000000" style:font-name="Liberation Serif" fo:font-size="12pt" fo:font-style="normal" fo:font-weight="bold" officeooo:rsid="0489f7d4" officeooo:paragraph-rsid="0489f7d4" style:font-size-asian="12pt" style:font-style-asian="normal" style:font-weight-asian="bold" style:font-size-complex="12pt" style:font-style-complex="normal" style:font-weight-complex="bold"/>
    </style:style>
    <style:style style:name="P65" style:family="paragraph" style:parent-style-name="Text_20_body">
      <style:paragraph-properties fo:margin-top="0cm" fo:margin-bottom="0cm" loext:contextual-spacing="false"/>
      <style:text-properties style:font-name="Liberation Serif" fo:font-size="12pt" fo:language="en" fo:country="GB" fo:font-weight="normal" officeooo:rsid="03523a67" officeooo:paragraph-rsid="011e229e" style:font-size-asian="12pt" style:font-weight-asian="normal" style:font-size-complex="12pt" style:font-weight-complex="normal" loext:padding="0cm" loext:border="none"/>
    </style:style>
    <style:style style:name="P66" style:family="paragraph" style:parent-style-name="Text_20_body">
      <style:paragraph-properties fo:margin-top="0cm" fo:margin-bottom="0cm" loext:contextual-spacing="false"/>
      <style:text-properties officeooo:paragraph-rsid="02d7dc9a"/>
    </style:style>
    <style:style style:name="P67" style:family="paragraph" style:parent-style-name="Text_20_body">
      <style:paragraph-properties fo:margin-top="0cm" fo:margin-bottom="0cm" loext:contextual-spacing="false"/>
      <style:text-properties fo:color="#000000" style:font-name="Liberation Serif" fo:font-size="12pt" fo:font-weight="normal" officeooo:paragraph-rsid="0486221d"/>
    </style:style>
    <style:style style:name="P68" style:family="paragraph" style:parent-style-name="Text_20_body">
      <style:paragraph-properties fo:margin-top="0cm" fo:margin-bottom="0cm" loext:contextual-spacing="false"/>
      <style:text-properties fo:font-variant="normal" fo:text-transform="none" fo:color="#000000" style:font-name="Liberation Serif" fo:font-size="12pt" fo:font-style="normal" fo:font-weight="normal" officeooo:rsid="047bef21" officeooo:paragraph-rsid="0483337c" style:font-size-asian="12pt" style:font-weight-asian="normal" style:font-size-complex="12pt" style:font-weight-complex="normal"/>
    </style:style>
    <style:style style:name="P69" style:family="paragraph" style:parent-style-name="Text_20_body">
      <style:paragraph-properties fo:margin-top="0cm" fo:margin-bottom="0cm" loext:contextual-spacing="false"/>
      <style:text-properties fo:font-variant="normal" fo:text-transform="none" fo:color="#115737" style:font-name="Liberation Serif" fo:font-size="22pt" fo:letter-spacing="normal" fo:font-style="normal" fo:font-weight="bold" officeooo:rsid="010f877b" officeooo:paragraph-rsid="043f0d44" style:font-size-asian="22pt" style:font-weight-asian="bold" style:font-size-complex="22pt" style:font-weight-complex="bold"/>
    </style:style>
    <style:style style:name="P70" style:family="paragraph" style:parent-style-name="Text_20_body">
      <style:paragraph-properties fo:margin-top="0cm" fo:margin-bottom="0cm" loext:contextual-spacing="false"/>
      <style:text-properties officeooo:paragraph-rsid="04a6c8c4"/>
    </style:style>
    <style:style style:name="P71" style:family="paragraph" style:parent-style-name="Heading_20_2">
      <style:paragraph-properties fo:margin-top="0cm" fo:margin-bottom="0cm" loext:contextual-spacing="false"/>
      <style:text-properties fo:font-variant="normal" fo:text-transform="none" fo:color="#115737" style:font-name="Liberation Serif" fo:font-size="12pt" fo:letter-spacing="normal" fo:font-style="normal" fo:font-weight="bold" officeooo:rsid="02f3f440" officeooo:paragraph-rsid="02f3f440" style:font-size-asian="12pt" style:font-weight-asian="normal" style:font-size-complex="12pt" style:font-weight-complex="normal"/>
    </style:style>
    <style:style style:name="P72" style:family="paragraph" style:parent-style-name="Heading_20_3">
      <style:paragraph-properties fo:margin-top="0cm" fo:margin-bottom="0cm" loext:contextual-spacing="false"/>
      <style:text-properties fo:font-variant="normal" fo:text-transform="none" fo:color="#115737" style:font-name="Liberation Serif" fo:font-size="22pt" fo:letter-spacing="normal" fo:font-style="normal" fo:font-weight="bold" officeooo:rsid="010f877b" officeooo:paragraph-rsid="043f0d44" style:font-size-asian="22pt" style:font-weight-asian="bold" style:font-size-complex="22pt" style:font-weight-complex="bold"/>
    </style:style>
    <style:style style:name="P73" style:family="paragraph" style:parent-style-name="Text_20_body">
      <style:text-properties officeooo:rsid="000f51f5" officeooo:paragraph-rsid="000f51f5"/>
    </style:style>
    <style:style style:name="P74" style:family="paragraph" style:parent-style-name="Text_20_body">
      <style:text-properties style:font-name="Liberation Serif" fo:font-size="12pt" fo:font-weight="bold" officeooo:rsid="0095bbed" officeooo:paragraph-rsid="011e229e" style:font-size-asian="12pt" style:font-weight-asian="bold" style:font-size-complex="12pt" style:font-weight-complex="bold"/>
    </style:style>
    <style:style style:name="P75" style:family="paragraph" style:parent-style-name="Text_20_body">
      <style:text-properties fo:font-variant="normal" fo:text-transform="none" fo:color="#115737" style:font-name="Liberation Serif" fo:font-size="12pt" fo:font-style="normal" style:text-underline-style="solid" style:text-underline-width="auto" style:text-underline-color="font-color" fo:font-weight="bold" officeooo:rsid="0483337c" officeooo:paragraph-rsid="0483337c" style:font-size-asian="12pt" style:font-size-complex="12pt"/>
    </style:style>
    <style:style style:name="P76" style:family="paragraph" style:parent-style-name="Text_20_body">
      <style:text-properties fo:font-variant="normal" fo:text-transform="none" fo:color="#115737" style:font-name="Liberation Serif" fo:font-size="12pt" fo:font-style="normal" style:text-underline-style="solid" style:text-underline-width="auto" style:text-underline-color="font-color" fo:font-weight="bold" officeooo:rsid="0483337c" officeooo:paragraph-rsid="0486221d" style:font-size-asian="12pt" style:font-weight-asian="normal" style:font-size-complex="12pt" style:font-weight-complex="normal"/>
    </style:style>
    <style:style style:name="P77" style:family="paragraph" style:parent-style-name="Heading_20_3">
      <style:text-properties fo:font-variant="normal" fo:text-transform="none" fo:color="#115737" style:font-name="Liberation Serif" fo:font-size="12pt" fo:font-style="normal" fo:font-weight="bold" officeooo:rsid="02bd98af" officeooo:paragraph-rsid="02bd98af" style:font-size-asian="12pt" style:font-size-complex="12pt"/>
    </style:style>
    <style:style style:name="P78" style:family="paragraph" style:parent-style-name="Heading_20_3">
      <style:text-properties fo:font-variant="normal" fo:text-transform="none" fo:color="#115737" style:font-name="Liberation Serif" fo:font-size="12pt" fo:font-style="normal" fo:font-weight="bold" officeooo:rsid="000fa800" officeooo:paragraph-rsid="000fa800" style:font-size-asian="12pt" style:font-size-complex="12pt"/>
    </style:style>
    <style:style style:name="P79" style:family="paragraph" style:parent-style-name="Heading_20_2">
      <style:text-properties fo:font-variant="normal" fo:text-transform="none" fo:color="#115737" style:font-name="Liberation Serif" fo:font-size="12pt" fo:font-style="normal" fo:font-weight="bold" officeooo:rsid="0012e1a5" officeooo:paragraph-rsid="002f3c17" style:font-size-asian="12pt" style:font-size-complex="12pt"/>
    </style:style>
    <style:style style:name="P80" style:family="paragraph" style:parent-style-name="Standard">
      <style:text-properties fo:font-variant="normal" fo:text-transform="none" fo:color="#000000" style:font-name="Liberation Serif" fo:font-size="12pt" fo:font-style="normal" fo:font-weight="bold" officeooo:rsid="02bd98af" officeooo:paragraph-rsid="02bd98af" style:font-size-asian="12pt" style:font-weight-asian="bold" style:font-size-complex="12pt" style:font-weight-complex="bold"/>
    </style:style>
    <style:style style:name="P81" style:family="paragraph" style:parent-style-name="Standard">
      <style:text-properties fo:font-variant="normal" fo:text-transform="none" fo:color="#000000" style:font-name="Liberation Serif" fo:font-size="12pt" fo:font-style="normal" fo:font-weight="normal" officeooo:rsid="02bd98af" officeooo:paragraph-rsid="04fa2cb6" style:font-size-asian="12pt" style:font-weight-asian="normal" style:font-size-complex="12pt" style:font-weight-complex="normal"/>
    </style:style>
    <style:style style:name="P82" style:family="paragraph" style:parent-style-name="Standard">
      <style:text-properties style:font-name="Liberation Serif" fo:font-size="12pt" officeooo:rsid="02bcf6b4" officeooo:paragraph-rsid="03444a11" style:font-size-asian="12pt" style:font-size-complex="12pt"/>
    </style:style>
    <style:style style:name="P83" style:family="paragraph" style:parent-style-name="Standard">
      <style:text-properties style:font-name="Liberation Serif" fo:font-size="12pt" officeooo:rsid="02b0922e" officeooo:paragraph-rsid="04f65f27" style:font-size-asian="12pt" style:font-size-complex="12pt"/>
    </style:style>
    <style:style style:name="P84" style:family="paragraph" style:parent-style-name="Standard">
      <style:text-properties style:font-name="Liberation Serif" fo:font-size="12pt" fo:font-weight="normal" officeooo:rsid="04bb1ad6" officeooo:paragraph-rsid="04bb1ad6" style:font-size-asian="12pt" style:font-weight-asian="normal" style:font-size-complex="12pt" style:font-weight-complex="normal"/>
    </style:style>
    <style:style style:name="P85" style:family="paragraph" style:parent-style-name="Standard">
      <style:paragraph-properties fo:margin-top="0cm" fo:margin-bottom="0cm" loext:contextual-spacing="false"/>
      <style:text-properties style:font-name="Liberation Serif" fo:font-size="12pt" fo:font-weight="bold" officeooo:rsid="015c9459" officeooo:paragraph-rsid="02d1662e" style:font-size-asian="12pt" style:font-weight-asian="bold" style:font-size-complex="12pt" style:font-weight-complex="bold"/>
    </style:style>
    <style:style style:name="P86" style:family="paragraph" style:parent-style-name="Text_20_body">
      <style:text-properties fo:font-variant="normal" fo:text-transform="none" fo:color="#000000" style:font-name="Liberation Serif" fo:font-size="12pt" fo:font-style="normal" fo:font-weight="normal" officeooo:rsid="04b89e31" officeooo:paragraph-rsid="04ba0d95" style:font-size-asian="12pt" style:font-weight-asian="normal" style:font-size-complex="12pt" style:font-weight-complex="normal"/>
    </style:style>
    <style:style style:name="P87" style:family="paragraph" style:parent-style-name="Text_20_body">
      <style:text-properties fo:font-variant="normal" fo:text-transform="none" fo:color="#000000" style:font-name="Liberation Serif" fo:font-size="12pt" fo:font-style="normal" fo:font-weight="normal" officeooo:rsid="04ce679e" officeooo:paragraph-rsid="04ce679e" style:font-size-asian="12pt" style:font-weight-asian="normal" style:font-size-complex="12pt" style:font-weight-complex="normal"/>
    </style:style>
    <style:style style:name="P88" style:family="paragraph" style:parent-style-name="Text_20_body">
      <style:text-properties fo:font-variant="normal" fo:text-transform="none" fo:color="#000000" style:font-name="Liberation Serif" fo:font-size="12pt" fo:font-style="normal" fo:font-weight="normal" officeooo:rsid="04d902fe" officeooo:paragraph-rsid="04d902fe" style:font-size-asian="12pt" style:font-weight-asian="normal" style:font-size-complex="12pt" style:font-weight-complex="normal"/>
    </style:style>
    <style:style style:name="P89" style:family="paragraph" style:parent-style-name="Text_20_body">
      <style:text-properties fo:font-variant="normal" fo:text-transform="none" fo:color="#000000" style:font-name="Liberation Serif" fo:font-size="12pt" fo:font-style="normal" fo:font-weight="normal" officeooo:rsid="04e7b396" officeooo:paragraph-rsid="04e7b396" style:font-size-asian="12pt" style:font-weight-asian="normal" style:font-size-complex="12pt" style:font-weight-complex="normal"/>
    </style:style>
    <style:style style:name="P90" style:family="paragraph" style:parent-style-name="Text_20_body">
      <style:text-properties fo:font-variant="normal" fo:text-transform="none" fo:color="#000000" style:font-name="Liberation Serif" fo:font-size="12pt" fo:font-style="normal" fo:font-weight="normal" officeooo:rsid="0501e5a2" officeooo:paragraph-rsid="0501e5a2" style:font-size-asian="12pt" style:font-weight-asian="normal" style:font-size-complex="12pt" style:font-weight-complex="normal"/>
    </style:style>
    <style:style style:name="P91" style:family="paragraph" style:parent-style-name="Text_20_body">
      <style:text-properties fo:font-variant="normal" fo:text-transform="none" fo:color="#115737" style:font-name="Liberation Serif" fo:font-size="12pt" fo:font-style="normal" fo:font-weight="bold" officeooo:rsid="0012e1a5" officeooo:paragraph-rsid="04e1c073" style:font-size-asian="12pt" style:font-weight-asian="normal" style:font-size-complex="12pt" style:font-weight-complex="normal"/>
    </style:style>
    <style:style style:name="P92" style:family="paragraph" style:parent-style-name="Text_20_body">
      <style:text-properties fo:font-variant="normal" fo:text-transform="none" fo:color="#115737" style:font-name="Liberation Serif" fo:font-size="12pt" fo:font-style="normal" fo:font-weight="bold" officeooo:rsid="04e7387b" officeooo:paragraph-rsid="04e7b396" style:font-size-asian="12pt" style:font-weight-asian="normal" style:font-size-complex="12pt" style:font-weight-complex="normal"/>
    </style:style>
    <style:style style:name="P93" style:family="paragraph" style:parent-style-name="Text_20_body">
      <style:text-properties style:font-name="Liberation Serif" fo:font-size="12pt" officeooo:paragraph-rsid="04b7dae1" style:font-size-asian="12pt" style:font-size-complex="12pt"/>
    </style:style>
    <style:style style:name="P94" style:family="paragraph" style:parent-style-name="Text_20_body">
      <style:text-properties style:font-name="Liberation Serif" fo:font-size="12pt" officeooo:rsid="04d75be4" officeooo:paragraph-rsid="04d75be4" style:font-size-asian="12pt" style:font-size-complex="12pt"/>
    </style:style>
    <style:style style:name="P95" style:family="paragraph" style:parent-style-name="Text_20_body" style:list-style-name="L1">
      <style:paragraph-properties fo:margin-top="0cm" fo:margin-bottom="0cm" loext:contextual-spacing="false"/>
      <style:text-properties style:font-name="Liberation Serif" fo:font-size="12pt" officeooo:rsid="00bf6d1f" officeooo:paragraph-rsid="03a7447f" style:font-size-asian="12pt" style:font-size-complex="12pt"/>
    </style:style>
    <style:style style:name="P96" style:family="paragraph" style:parent-style-name="Text_20_body" style:list-style-name="L1">
      <style:paragraph-properties fo:margin-top="0cm" fo:margin-bottom="0cm" loext:contextual-spacing="false"/>
      <style:text-properties style:font-name="Liberation Serif" fo:font-size="12pt" officeooo:rsid="03a8ad5c" officeooo:paragraph-rsid="03a8ad5c" style:font-size-asian="12pt" style:font-size-complex="12pt"/>
    </style:style>
    <style:style style:name="P97" style:family="paragraph" style:parent-style-name="Text_20_body" style:list-style-name="L1">
      <style:paragraph-properties fo:margin-top="0cm" fo:margin-bottom="0cm" loext:contextual-spacing="false"/>
      <style:text-properties style:font-name="Liberation Serif" fo:font-size="12pt" officeooo:rsid="00c4401f" officeooo:paragraph-rsid="011e229e" style:font-size-asian="12pt" style:font-size-complex="12pt"/>
    </style:style>
    <style:style style:name="P98" style:family="paragraph" style:parent-style-name="Text_20_body">
      <style:paragraph-properties fo:margin-top="0cm" fo:margin-bottom="0cm" loext:contextual-spacing="false"/>
      <style:text-properties style:font-name="Liberation Serif" fo:font-size="12pt" fo:language="en" fo:country="GB" fo:font-weight="normal" officeooo:rsid="03523a67" officeooo:paragraph-rsid="011e229e" style:font-size-asian="12pt" style:font-weight-asian="normal" style:font-size-complex="12pt" style:font-weight-complex="normal" loext:padding="0cm" loext:border="none"/>
    </style:style>
    <style:style style:name="T1" style:family="text">
      <style:text-properties fo:font-weight="bold" style:font-weight-asian="bold" style:font-weight-complex="bold"/>
    </style:style>
    <style:style style:name="T2" style:family="text">
      <style:text-properties fo:font-weight="bold" officeooo:rsid="010f877b" style:font-weight-asian="bold" style:font-weight-complex="bold"/>
    </style:style>
    <style:style style:name="T3" style:family="text">
      <style:text-properties fo:font-weight="bold" officeooo:rsid="03106e0b" style:font-weight-asian="bold" style:font-weight-complex="bold"/>
    </style:style>
    <style:style style:name="T4" style:family="text">
      <style:text-properties fo:font-weight="bold" officeooo:rsid="00781d64" style:font-weight-asian="bold" style:font-weight-complex="bold"/>
    </style:style>
    <style:style style:name="T5" style:family="text">
      <style:text-properties fo:font-weight="bold" officeooo:rsid="0442e527" style:font-weight-asian="bold" style:font-weight-complex="bold"/>
    </style:style>
    <style:style style:name="T6" style:family="text">
      <style:text-properties fo:font-weight="bold" officeooo:rsid="03f2005f" style:font-weight-asian="bold" style:font-weight-complex="bold"/>
    </style:style>
    <style:style style:name="T7" style:family="text">
      <style:text-properties fo:font-weight="bold" officeooo:rsid="0491c83a" style:font-weight-asian="bold" style:font-weight-complex="bold"/>
    </style:style>
    <style:style style:name="T8" style:family="text">
      <style:text-properties officeooo:rsid="007d6918"/>
    </style:style>
    <style:style style:name="T9" style:family="text">
      <style:text-properties fo:font-weight="normal" style:font-weight-asian="normal" style:font-weight-complex="normal"/>
    </style:style>
    <style:style style:name="T10" style:family="text">
      <style:text-properties fo:font-weight="normal" officeooo:rsid="00ee1407" style:font-weight-asian="normal" style:font-weight-complex="normal"/>
    </style:style>
    <style:style style:name="T11" style:family="text">
      <style:text-properties fo:font-weight="normal" officeooo:rsid="00c560d2" style:font-weight-asian="normal" style:font-weight-complex="normal"/>
    </style:style>
    <style:style style:name="T12" style:family="text">
      <style:text-properties fo:font-weight="normal" officeooo:rsid="00781d64" style:font-weight-asian="normal" style:font-weight-complex="normal"/>
    </style:style>
    <style:style style:name="T13" style:family="text">
      <style:text-properties fo:font-weight="normal" officeooo:rsid="0219dcd4" style:font-weight-asian="normal" style:font-weight-complex="normal"/>
    </style:style>
    <style:style style:name="T14" style:family="text">
      <style:text-properties fo:font-weight="normal" officeooo:rsid="007a4b4c" style:font-weight-asian="normal" style:font-weight-complex="normal"/>
    </style:style>
    <style:style style:name="T15" style:family="text">
      <style:text-properties fo:font-weight="normal" officeooo:rsid="007b7135" style:font-weight-asian="normal" style:font-weight-complex="normal"/>
    </style:style>
    <style:style style:name="T16" style:family="text">
      <style:text-properties fo:font-weight="normal" officeooo:rsid="0079561b" style:font-weight-asian="normal" style:font-weight-complex="normal"/>
    </style:style>
    <style:style style:name="T17" style:family="text">
      <style:text-properties fo:font-weight="normal" officeooo:rsid="043cee78" style:font-weight-asian="normal" style:font-weight-complex="normal"/>
    </style:style>
    <style:style style:name="T18" style:family="text">
      <style:text-properties fo:font-weight="normal" officeooo:rsid="043d8df2" style:font-weight-asian="normal" style:font-weight-complex="normal"/>
    </style:style>
    <style:style style:name="T19" style:family="text">
      <style:text-properties fo:font-weight="normal" officeooo:rsid="043e6551" style:font-weight-asian="normal" style:font-weight-complex="normal"/>
    </style:style>
    <style:style style:name="T20" style:family="text">
      <style:text-properties fo:font-weight="normal" officeooo:rsid="0470df2d" style:font-weight-asian="normal" style:font-weight-complex="normal"/>
    </style:style>
    <style:style style:name="T21" style:family="text">
      <style:text-properties fo:font-weight="normal" officeooo:rsid="0471fd74" style:font-weight-asian="normal" style:font-weight-complex="normal"/>
    </style:style>
    <style:style style:name="T22" style:family="text">
      <style:text-properties fo:font-weight="normal" officeooo:rsid="0472212f" style:font-weight-asian="normal" style:font-weight-complex="normal"/>
    </style:style>
    <style:style style:name="T23" style:family="text">
      <style:text-properties fo:font-weight="normal" officeooo:rsid="04736c88" style:font-weight-asian="normal" style:font-weight-complex="normal"/>
    </style:style>
    <style:style style:name="T24" style:family="text">
      <style:text-properties fo:font-weight="normal" officeooo:rsid="049471e5" style:font-weight-asian="normal" style:font-weight-complex="normal"/>
    </style:style>
    <style:style style:name="T25" style:family="text">
      <style:text-properties fo:font-weight="normal" officeooo:rsid="04f85174" style:font-weight-asian="normal" style:font-weight-complex="normal"/>
    </style:style>
    <style:style style:name="T26" style:family="text">
      <style:text-properties officeooo:rsid="010ff60a"/>
    </style:style>
    <style:style style:name="T27" style:family="text">
      <style:text-properties officeooo:rsid="01275cc4"/>
    </style:style>
    <style:style style:name="T28" style:family="text">
      <style:text-properties officeooo:rsid="013c2d7d"/>
    </style:style>
    <style:style style:name="T29" style:family="text">
      <style:text-properties officeooo:rsid="01a7b348"/>
    </style:style>
    <style:style style:name="T30" style:family="text">
      <style:text-properties officeooo:rsid="01a86676"/>
    </style:style>
    <style:style style:name="T31" style:family="text">
      <style:text-properties fo:language="en" fo:country="GB" loext:padding="0cm" loext:border="none"/>
    </style:style>
    <style:style style:name="T32" style:family="text">
      <style:text-properties fo:language="en" fo:country="GB" fo:font-weight="bold" style:font-weight-asian="bold" style:font-weight-complex="bold" loext:padding="0cm" loext:border="none"/>
    </style:style>
    <style:style style:name="T33" style:family="text">
      <style:text-properties fo:language="en" fo:country="GB" officeooo:rsid="02ffc4be" loext:padding="0cm" loext:border="none"/>
    </style:style>
    <style:style style:name="T34" style:family="text">
      <style:text-properties fo:language="en" fo:country="GB" officeooo:rsid="03717d06" loext:padding="0cm" loext:border="none"/>
    </style:style>
    <style:style style:name="T35" style:family="text">
      <style:text-properties fo:language="en" fo:country="GB" officeooo:rsid="0381b828" loext:padding="0cm" loext:border="none"/>
    </style:style>
    <style:style style:name="T36" style:family="text">
      <style:text-properties fo:language="en" fo:country="GB" officeooo:rsid="03474f32" loext:padding="0cm" loext:border="none"/>
    </style:style>
    <style:style style:name="T37" style:family="text">
      <style:text-properties fo:language="en" fo:country="GB" officeooo:rsid="03911361" loext:padding="0cm" loext:border="none"/>
    </style:style>
    <style:style style:name="T38" style:family="text">
      <style:text-properties fo:language="en" fo:country="GB" officeooo:rsid="0397c774" loext:padding="0cm" loext:border="none"/>
    </style:style>
    <style:style style:name="T39" style:family="text">
      <style:text-properties fo:language="en" fo:country="GB" officeooo:rsid="039a2eac" loext:padding="0cm" loext:border="none"/>
    </style:style>
    <style:style style:name="T40" style:family="text">
      <style:text-properties fo:language="en" fo:country="GB" officeooo:rsid="039fdb41" loext:padding="0cm" loext:border="none"/>
    </style:style>
    <style:style style:name="T41" style:family="text">
      <style:text-properties fo:language="en" fo:country="GB" officeooo:rsid="03a0f3fc" loext:padding="0cm" loext:border="none"/>
    </style:style>
    <style:style style:name="T42" style:family="text">
      <style:text-properties fo:language="en" fo:country="GB" officeooo:rsid="03a28ee1" loext:padding="0cm" loext:border="none"/>
    </style:style>
    <style:style style:name="T43" style:family="text">
      <style:text-properties fo:language="en" fo:country="GB" officeooo:rsid="03a48738" loext:padding="0cm" loext:border="none"/>
    </style:style>
    <style:style style:name="T44" style:family="text">
      <style:text-properties fo:language="en" fo:country="GB" officeooo:rsid="03a55ece" loext:padding="0cm" loext:border="none"/>
    </style:style>
    <style:style style:name="T45" style:family="text">
      <style:text-properties fo:language="en" fo:country="GB" officeooo:rsid="03ac8dfb" loext:padding="0cm" loext:border="none"/>
    </style:style>
    <style:style style:name="T46" style:family="text">
      <style:text-properties fo:language="en" fo:country="GB" officeooo:rsid="03ac9b50" loext:padding="0cm" loext:border="none"/>
    </style:style>
    <style:style style:name="T47" style:family="text">
      <style:text-properties fo:language="en" fo:country="GB" officeooo:rsid="03acdb81" loext:padding="0cm" loext:border="none"/>
    </style:style>
    <style:style style:name="T48" style:family="text">
      <style:text-properties fo:language="en" fo:country="GB" officeooo:rsid="03adb15f" loext:padding="0cm" loext:border="none"/>
    </style:style>
    <style:style style:name="T49" style:family="text">
      <style:text-properties fo:language="en" fo:country="GB" officeooo:rsid="03ae79b1" loext:padding="0cm" loext:border="none"/>
    </style:style>
    <style:style style:name="T50" style:family="text">
      <style:text-properties fo:language="en" fo:country="GB" officeooo:rsid="03b331a2" loext:padding="0cm" loext:border="none"/>
    </style:style>
    <style:style style:name="T51" style:family="text">
      <style:text-properties fo:language="en" fo:country="GB" officeooo:rsid="03c21e8c" loext:padding="0cm" loext:border="none"/>
    </style:style>
    <style:style style:name="T52" style:family="text">
      <style:text-properties fo:language="en" fo:country="GB" officeooo:rsid="041452ab" loext:padding="0cm" loext:border="none"/>
    </style:style>
    <style:style style:name="T53" style:family="text">
      <style:text-properties fo:language="en" fo:country="GB" officeooo:rsid="04155cd8" loext:padding="0cm" loext:border="none"/>
    </style:style>
    <style:style style:name="T54" style:family="text">
      <style:text-properties fo:language="en" fo:country="GB" officeooo:rsid="041612ee" loext:padding="0cm" loext:border="none"/>
    </style:style>
    <style:style style:name="T55" style:family="text">
      <style:text-properties fo:language="en" fo:country="GB" officeooo:rsid="046e325d" loext:padding="0cm" loext:border="none"/>
    </style:style>
    <style:style style:name="T56" style:family="text">
      <style:text-properties fo:language="en" fo:country="GB" officeooo:rsid="046f37ab" loext:padding="0cm" loext:border="none"/>
    </style:style>
    <style:style style:name="T57" style:family="text">
      <style:text-properties fo:language="en" fo:country="GB" officeooo:rsid="04700437" loext:padding="0cm" loext:border="none"/>
    </style:style>
    <style:style style:name="T58" style:family="text">
      <style:text-properties fo:language="en" fo:country="GB" officeooo:rsid="0470df2d" loext:padding="0cm" loext:border="none"/>
    </style:style>
    <style:style style:name="T59" style:family="text">
      <style:text-properties fo:language="en" fo:country="GB" officeooo:rsid="0477d015" loext:padding="0cm" loext:border="none"/>
    </style:style>
    <style:style style:name="T60" style:family="text">
      <style:text-properties fo:language="en" fo:country="GB" officeooo:rsid="04f7c7a7" loext:padding="0cm" loext:border="none"/>
    </style:style>
    <style:style style:name="T61" style:family="text">
      <style:text-properties fo:language="en" fo:country="GB" officeooo:rsid="04f85174" loext:padding="0cm" loext:border="none"/>
    </style:style>
    <style:style style:name="T62" style:family="text">
      <style:text-properties officeooo:rsid="02ae4707"/>
    </style:style>
    <style:style style:name="T63" style:family="text">
      <style:text-properties officeooo:rsid="010f877b"/>
    </style:style>
    <style:style style:name="T64" style:family="text">
      <style:text-properties officeooo:rsid="02c170fe"/>
    </style:style>
    <style:style style:name="T65" style:family="text">
      <style:text-properties officeooo:rsid="02d807b8"/>
    </style:style>
    <style:style style:name="T66" style:family="text">
      <style:text-properties officeooo:rsid="02d9a60b"/>
    </style:style>
    <style:style style:name="T67" style:family="text">
      <style:text-properties fo:color="#000000" fo:font-size="18pt" officeooo:rsid="03111179" style:font-size-asian="18pt" style:font-size-complex="18pt"/>
    </style:style>
    <style:style style:name="T68" style:family="text">
      <style:text-properties fo:font-variant="normal" fo:text-transform="none" fo:font-style="normal" officeooo:rsid="02e1bb34" style:font-size-asian="12pt" style:font-weight-asian="normal" style:font-size-complex="12pt" style:font-weight-complex="normal"/>
    </style:style>
    <style:style style:name="T69" style:family="text">
      <style:text-properties fo:font-variant="normal" fo:text-transform="none" fo:font-style="normal" officeooo:rsid="03b8adef" style:font-size-asian="12pt" style:font-weight-asian="normal" style:font-size-complex="12pt" style:font-weight-complex="normal"/>
    </style:style>
    <style:style style:name="T70" style:family="text">
      <style:text-properties fo:font-variant="normal" fo:text-transform="none" fo:font-style="normal" officeooo:rsid="03c59116" style:font-size-asian="12pt" style:font-weight-asian="normal" style:font-size-complex="12pt" style:font-weight-complex="normal"/>
    </style:style>
    <style:style style:name="T71" style:family="text">
      <style:text-properties fo:font-variant="normal" fo:text-transform="none" fo:font-style="normal" officeooo:rsid="03c91afc" style:font-size-asian="12pt" style:font-weight-asian="normal" style:font-size-complex="12pt" style:font-weight-complex="normal"/>
    </style:style>
    <style:style style:name="T72" style:family="text">
      <style:text-properties fo:font-variant="normal" fo:text-transform="none" fo:font-style="normal" officeooo:rsid="044e9232" style:font-size-asian="12pt" style:font-weight-asian="normal" style:font-size-complex="12pt" style:font-weight-complex="normal"/>
    </style:style>
    <style:style style:name="T73" style:family="text">
      <style:text-properties fo:font-variant="normal" fo:text-transform="none" fo:font-style="normal" officeooo:rsid="047bef21" style:font-size-asian="12pt" style:font-weight-asian="normal" style:font-size-complex="12pt" style:font-weight-complex="normal"/>
    </style:style>
    <style:style style:name="T74" style:family="text">
      <style:text-properties fo:font-variant="normal" fo:text-transform="none" fo:font-style="normal" officeooo:rsid="0486221d" style:font-size-asian="12pt" style:font-weight-asian="normal" style:font-size-complex="12pt" style:font-weight-complex="normal"/>
    </style:style>
    <style:style style:name="T75" style:family="text">
      <style:text-properties fo:font-variant="normal" fo:text-transform="none" fo:font-style="normal" officeooo:rsid="04976e12" style:font-size-asian="12pt" style:font-weight-asian="normal" style:font-size-complex="12pt" style:font-weight-complex="normal"/>
    </style:style>
    <style:style style:name="T76" style:family="text">
      <style:text-properties fo:font-variant="normal" fo:text-transform="none" fo:font-style="normal" officeooo:rsid="049a34f9" style:font-size-asian="12pt" style:font-weight-asian="normal" style:font-size-complex="12pt" style:font-weight-complex="normal"/>
    </style:style>
    <style:style style:name="T77" style:family="text">
      <style:text-properties fo:font-variant="normal" fo:text-transform="none" fo:font-style="normal" officeooo:rsid="04f7c7a7" style:font-size-asian="12pt" style:font-weight-asian="normal" style:font-size-complex="12pt" style:font-weight-complex="normal"/>
    </style:style>
    <style:style style:name="T78" style:family="text">
      <style:text-properties fo:font-variant="normal" fo:text-transform="none" fo:color="#000000" style:font-name="Liberation Serif" fo:font-size="12pt" fo:font-style="normal" fo:font-weight="bold" officeooo:rsid="03111179" style:font-size-asian="12pt" style:font-weight-asian="bold" style:font-size-complex="12pt" style:font-weight-complex="bold"/>
    </style:style>
    <style:style style:name="T79" style:family="text">
      <style:text-properties fo:font-variant="normal" fo:text-transform="none" fo:color="#000000" style:font-name="Liberation Serif" fo:font-size="12pt" fo:font-style="normal" fo:font-weight="bold" officeooo:rsid="031ed610" style:font-size-asian="12pt" style:font-weight-asian="bold" style:font-size-complex="12pt" style:font-weight-complex="bold"/>
    </style:style>
    <style:style style:name="T80" style:family="text">
      <style:text-properties fo:font-variant="normal" fo:text-transform="none" fo:color="#000000" style:font-name="Liberation Serif" fo:font-size="12pt" fo:font-style="normal" fo:font-weight="bold" officeooo:rsid="0442e527" style:font-size-asian="12pt" style:font-weight-asian="bold" style:font-size-complex="12pt" style:font-weight-complex="bold"/>
    </style:style>
    <style:style style:name="T81" style:family="text">
      <style:text-properties fo:font-variant="normal" fo:text-transform="none" fo:color="#000000" style:font-name="Liberation Serif" fo:font-size="12pt" fo:font-style="normal" fo:font-weight="normal" officeooo:rsid="0442e527" style:font-size-asian="12pt" style:font-weight-asian="normal" style:font-size-complex="12pt" style:font-weight-complex="normal"/>
    </style:style>
    <style:style style:name="T82" style:family="text">
      <style:text-properties fo:font-variant="normal" fo:text-transform="none" fo:color="#000000" style:font-name="Liberation Serif" fo:font-size="12pt" fo:font-style="normal" fo:font-weight="normal" officeooo:rsid="04a6c8c4" style:font-size-asian="12pt" style:font-weight-asian="normal" style:font-size-complex="12pt" style:font-weight-complex="normal"/>
    </style:style>
    <style:style style:name="T83" style:family="text">
      <style:text-properties fo:font-variant="normal" fo:text-transform="none" fo:color="#000000" style:font-name="Liberation Serif" fo:font-size="12pt" fo:font-style="normal" fo:font-weight="normal" officeooo:rsid="04f7c7a7" style:font-size-asian="12pt" style:font-weight-asian="normal" style:font-size-complex="12pt" style:font-weight-complex="normal"/>
    </style:style>
    <style:style style:name="T84" style:family="text">
      <style:text-properties fo:font-variant="normal" fo:text-transform="none" fo:color="#000000" style:font-name="Liberation Serif" fo:font-size="12pt" fo:font-style="normal" officeooo:rsid="0442e527" style:font-size-asian="12pt" style:font-size-complex="12pt"/>
    </style:style>
    <style:style style:name="T85" style:family="text">
      <style:text-properties fo:font-variant="normal" fo:text-transform="none" fo:color="#000000" style:font-name="Liberation Serif" fo:font-size="12pt" fo:font-style="normal" officeooo:rsid="031ed610" style:font-size-asian="12pt" style:font-size-complex="12pt"/>
    </style:style>
    <style:style style:name="T86" style:family="text">
      <style:text-properties fo:font-variant="normal" fo:text-transform="none" fo:color="#000000" fo:font-style="normal"/>
    </style:style>
    <style:style style:name="T87" style:family="text">
      <style:text-properties fo:font-variant="normal" fo:text-transform="none" fo:color="#000000" fo:font-style="normal" fo:font-weight="normal" style:font-weight-asian="normal" style:font-weight-complex="normal"/>
    </style:style>
    <style:style style:name="T88" style:family="text">
      <style:text-properties fo:font-variant="normal" fo:text-transform="none" fo:color="#000000" fo:font-style="normal" fo:font-weight="normal" officeooo:rsid="04c9c97a" style:font-weight-asian="normal" style:font-weight-complex="normal"/>
    </style:style>
    <style:style style:name="T89" style:family="text">
      <style:text-properties fo:font-variant="normal" fo:text-transform="none" fo:color="#000000" fo:font-style="normal" fo:font-weight="normal" officeooo:rsid="04c9cda9" style:font-weight-asian="normal" style:font-weight-complex="normal"/>
    </style:style>
    <style:style style:name="T90" style:family="text">
      <style:text-properties fo:font-variant="normal" fo:text-transform="none" fo:color="#000000" fo:font-style="normal" fo:font-weight="normal" officeooo:rsid="04cace97" style:font-weight-asian="normal" style:font-weight-complex="normal"/>
    </style:style>
    <style:style style:name="T91" style:family="text">
      <style:text-properties fo:font-variant="normal" fo:text-transform="none" fo:color="#000000" fo:font-style="normal" fo:font-weight="normal" officeooo:rsid="04cc6c0a" style:font-weight-asian="normal" style:font-weight-complex="normal"/>
    </style:style>
    <style:style style:name="T92" style:family="text">
      <style:text-properties fo:font-variant="normal" fo:text-transform="none" fo:color="#000000" fo:font-style="normal" fo:font-weight="normal" officeooo:rsid="04cdcf09" style:font-weight-asian="normal" style:font-weight-complex="normal"/>
    </style:style>
    <style:style style:name="T93" style:family="text">
      <style:text-properties fo:font-variant="normal" fo:text-transform="none" fo:color="#000000" fo:font-style="normal" fo:font-weight="normal" officeooo:rsid="04d770e4" style:font-weight-asian="normal" style:font-weight-complex="normal"/>
    </style:style>
    <style:style style:name="T94" style:family="text">
      <style:text-properties fo:font-variant="normal" fo:text-transform="none" fo:color="#000000" fo:font-style="normal" fo:font-weight="normal" officeooo:rsid="04e0f80d" style:font-weight-asian="normal" style:font-weight-complex="normal"/>
    </style:style>
    <style:style style:name="T95" style:family="text">
      <style:text-properties fo:font-variant="normal" fo:text-transform="none" fo:color="#000000" fo:font-style="normal" officeooo:rsid="04bc1161"/>
    </style:style>
    <style:style style:name="T96" style:family="text">
      <style:text-properties fo:font-variant="normal" fo:text-transform="none" fo:color="#222222" style:font-name="Liberation Serif" fo:font-size="12pt" fo:letter-spacing="normal" fo:font-style="normal" fo:font-weight="normal" officeooo:rsid="0407661a" style:font-size-asian="12pt" style:font-size-complex="12pt"/>
    </style:style>
    <style:style style:name="T97" style:family="text">
      <style:text-properties officeooo:rsid="02ffc4be"/>
    </style:style>
    <style:style style:name="T98" style:family="text">
      <style:text-properties officeooo:rsid="031d6d33"/>
    </style:style>
    <style:style style:name="T99" style:family="text">
      <style:text-properties officeooo:rsid="037e8a6e"/>
    </style:style>
    <style:style style:name="T100" style:family="text">
      <style:text-properties officeooo:rsid="037f9fa9"/>
    </style:style>
    <style:style style:name="T101" style:family="text">
      <style:text-properties style:font-name="Liberation Serif" fo:font-size="12pt" fo:font-weight="bold" officeooo:rsid="01ea9930" style:font-size-asian="12pt" style:font-weight-asian="bold" style:font-size-complex="12pt" style:font-weight-complex="bold"/>
    </style:style>
    <style:style style:name="T102" style:family="text">
      <style:text-properties style:font-name="Liberation Serif" fo:font-size="12pt" fo:font-weight="normal" officeooo:rsid="01ea9930" style:font-size-asian="12pt" style:font-weight-asian="normal" style:font-size-complex="12pt" style:font-weight-complex="normal"/>
    </style:style>
    <style:style style:name="T103" style:family="text">
      <style:text-properties style:font-name="Liberation Serif" fo:font-size="12pt" fo:language="en" fo:country="GB" officeooo:rsid="03714612" style:font-size-asian="12pt" style:font-size-complex="12pt" loext:padding="0cm" loext:border="none"/>
    </style:style>
    <style:style style:name="T104" style:family="text">
      <style:text-properties style:font-name="Liberation Serif" fo:font-size="12pt" fo:language="en" fo:country="GB" style:font-size-asian="12pt" style:font-size-complex="12pt" loext:padding="0cm" loext:border="none"/>
    </style:style>
    <style:style style:name="T105" style:family="text">
      <style:text-properties style:font-name="Liberation Serif" fo:font-size="12pt" fo:language="en" fo:country="GB" officeooo:rsid="0343b8e8" style:font-size-asian="12pt" style:font-size-complex="12pt" loext:padding="0cm" loext:border="none"/>
    </style:style>
    <style:style style:name="T106" style:family="text">
      <style:text-properties style:font-name="Liberation Serif" fo:font-size="12pt" fo:language="en" fo:country="GB" officeooo:rsid="03454e87" style:font-size-asian="12pt" style:font-size-complex="12pt" loext:padding="0cm" loext:border="none"/>
    </style:style>
    <style:style style:name="T107" style:family="text">
      <style:text-properties style:font-name="Liberation Serif" fo:font-size="12pt" fo:language="en" fo:country="GB" officeooo:rsid="04f7c7a7" style:font-size-asian="12pt" style:font-size-complex="12pt" loext:padding="0cm" loext:border="none"/>
    </style:style>
    <style:style style:name="T108" style:family="text">
      <style:text-properties style:font-name="Liberation Serif" fo:font-size="12pt" style:font-size-asian="12pt" style:font-size-complex="12pt"/>
    </style:style>
    <style:style style:name="T109" style:family="text">
      <style:text-properties style:font-name="Liberation Serif" fo:font-size="12pt" officeooo:rsid="031ed610" style:font-size-asian="12pt" style:font-size-complex="12pt"/>
    </style:style>
    <style:style style:name="T110" style:family="text">
      <style:text-properties style:font-name="Liberation Serif" fo:font-size="12pt" officeooo:rsid="0161efdf" style:font-size-asian="12pt" style:font-size-complex="12pt"/>
    </style:style>
    <style:style style:name="T111" style:family="text">
      <style:text-properties style:font-name="Liberation Serif" fo:font-size="12pt" officeooo:rsid="016296f2" style:font-size-asian="12pt" style:font-size-complex="12pt"/>
    </style:style>
    <style:style style:name="T112" style:family="text">
      <style:text-properties style:font-name="Liberation Serif" fo:font-size="12pt" officeooo:rsid="0221a9ba" style:font-size-asian="12pt" style:font-size-complex="12pt"/>
    </style:style>
    <style:style style:name="T113" style:family="text">
      <style:text-properties style:font-name="Liberation Serif" fo:font-size="12pt" officeooo:rsid="03eb8c45" style:font-size-asian="12pt" style:font-size-complex="12pt"/>
    </style:style>
    <style:style style:name="T114" style:family="text">
      <style:text-properties style:font-name="Liberation Serif" fo:font-size="12pt" officeooo:rsid="0223a910" style:font-size-asian="12pt" style:font-size-complex="12pt"/>
    </style:style>
    <style:style style:name="T115" style:family="text">
      <style:text-properties style:font-name="Liberation Serif" fo:font-size="12pt" officeooo:rsid="0443fd9e" style:font-size-asian="12pt" style:font-size-complex="12pt"/>
    </style:style>
    <style:style style:name="T116" style:family="text">
      <style:text-properties style:font-name="Liberation Serif" fo:font-size="12pt" officeooo:rsid="044532b9" style:font-size-asian="12pt" style:font-size-complex="12pt"/>
    </style:style>
    <style:style style:name="T117" style:family="text">
      <style:text-properties style:font-name="Liberation Serif" fo:font-size="12pt" officeooo:rsid="04461b00" style:font-size-asian="12pt" style:font-size-complex="12pt"/>
    </style:style>
    <style:style style:name="T118" style:family="text">
      <style:text-properties style:font-name="Liberation Serif" fo:font-size="12pt" officeooo:rsid="04483799" style:font-size-asian="12pt" style:font-size-complex="12pt"/>
    </style:style>
    <style:style style:name="T119" style:family="text">
      <style:text-properties style:font-name="Liberation Serif" fo:font-size="12pt" officeooo:rsid="044a2742" style:font-size-asian="12pt" style:font-size-complex="12pt"/>
    </style:style>
    <style:style style:name="T120" style:family="text">
      <style:text-properties style:font-name="Liberation Serif" fo:font-size="12pt" officeooo:rsid="045e150f" style:font-size-asian="12pt" style:font-size-complex="12pt"/>
    </style:style>
    <style:style style:name="T121" style:family="text">
      <style:text-properties style:font-name="Liberation Serif" fo:font-size="12pt" officeooo:rsid="04647c3a" style:font-size-asian="12pt" style:font-size-complex="12pt"/>
    </style:style>
    <style:style style:name="T122" style:family="text">
      <style:text-properties style:font-name="Liberation Serif" fo:font-size="12pt" officeooo:rsid="0465c9c9" style:font-size-asian="12pt" style:font-size-complex="12pt"/>
    </style:style>
    <style:style style:name="T123" style:family="text">
      <style:text-properties style:font-name="Liberation Serif" fo:font-size="12pt" officeooo:rsid="047a6598" style:font-size-asian="12pt" style:font-size-complex="12pt"/>
    </style:style>
    <style:style style:name="T124" style:family="text">
      <style:text-properties style:font-name="Liberation Serif" fo:font-size="12pt" officeooo:rsid="048ed59b" style:font-size-asian="12pt" style:font-size-complex="12pt"/>
    </style:style>
    <style:style style:name="T125" style:family="text">
      <style:text-properties style:font-name="Liberation Serif" fo:font-size="12pt" officeooo:rsid="04903513" style:font-size-asian="12pt" style:font-size-complex="12pt"/>
    </style:style>
    <style:style style:name="T126" style:family="text">
      <style:text-properties style:font-name="Liberation Serif" fo:font-size="12pt" officeooo:rsid="04f85174" style:font-size-asian="12pt" style:font-size-complex="12pt"/>
    </style:style>
    <style:style style:name="T127" style:family="text">
      <style:text-properties style:font-name="Liberation Serif" fo:font-size="18pt" fo:font-style="normal" fo:font-weight="bold" style:font-size-asian="18pt" style:font-style-asian="normal" style:font-weight-asian="bold" style:font-size-complex="18pt" style:font-style-complex="normal" style:font-weight-complex="bold"/>
    </style:style>
    <style:style style:name="T128" style:family="text">
      <style:text-properties style:font-name="Liberation Serif" fo:font-size="18pt" fo:font-weight="bold" style:font-size-asian="18pt" style:font-weight-asian="bold" style:font-size-complex="18pt" style:font-weight-complex="bold"/>
    </style:style>
    <style:style style:name="T129" style:family="text">
      <style:text-properties officeooo:rsid="0392d6f6"/>
    </style:style>
    <style:style style:name="T130" style:family="text">
      <style:text-properties officeooo:rsid="0395da70"/>
    </style:style>
    <style:style style:name="T131" style:family="text">
      <style:text-properties officeooo:rsid="03a33972"/>
    </style:style>
    <style:style style:name="T132" style:family="text">
      <style:text-properties officeooo:rsid="03a9eee2"/>
    </style:style>
    <style:style style:name="T133" style:family="text">
      <style:text-properties officeooo:rsid="03cb2636"/>
    </style:style>
    <style:style style:name="T134" style:family="text">
      <style:text-properties officeooo:rsid="03d73133"/>
    </style:style>
    <style:style style:name="T135" style:family="text">
      <style:text-properties officeooo:rsid="03e33bbd"/>
    </style:style>
    <style:style style:name="T136" style:family="text">
      <style:text-properties officeooo:rsid="03f2005f"/>
    </style:style>
    <style:style style:name="T137" style:family="text">
      <style:text-properties officeooo:rsid="04051b48"/>
    </style:style>
    <style:style style:name="T138" style:family="text">
      <style:text-properties officeooo:rsid="040d7f80"/>
    </style:style>
    <style:style style:name="T139" style:family="text">
      <style:text-properties fo:font-size="18pt" style:font-size-asian="18pt" style:font-size-complex="18pt"/>
    </style:style>
    <style:style style:name="T140" style:family="text">
      <style:text-properties officeooo:rsid="043a60ac"/>
    </style:style>
    <style:style style:name="T141" style:family="text">
      <style:text-properties officeooo:rsid="044208eb"/>
    </style:style>
    <style:style style:name="T142" style:family="text">
      <style:text-properties officeooo:rsid="0451955b"/>
    </style:style>
    <style:style style:name="T143" style:family="text">
      <style:text-properties officeooo:rsid="045471f0"/>
    </style:style>
    <style:style style:name="T144" style:family="text">
      <style:text-properties officeooo:rsid="0454dcf0"/>
    </style:style>
    <style:style style:name="T145" style:family="text">
      <style:text-properties officeooo:rsid="04560c61"/>
    </style:style>
    <style:style style:name="T146" style:family="text">
      <style:text-properties officeooo:rsid="045abc75"/>
    </style:style>
    <style:style style:name="T147" style:family="text">
      <style:text-properties officeooo:rsid="0486221d"/>
    </style:style>
    <style:style style:name="T148" style:family="text">
      <style:text-properties officeooo:rsid="048d3e76"/>
    </style:style>
    <style:style style:name="T149" style:family="text">
      <style:text-properties officeooo:rsid="04bf6ffa"/>
    </style:style>
    <style:style style:name="T150" style:family="text">
      <style:text-properties officeooo:rsid="04c78dca"/>
    </style:style>
    <style:style style:name="T151" style:family="text">
      <style:text-properties officeooo:rsid="04cfc96e"/>
    </style:style>
    <style:style style:name="T152" style:family="text">
      <style:text-properties officeooo:rsid="04d1626f"/>
    </style:style>
    <style:style style:name="T153" style:family="text">
      <style:text-properties officeooo:rsid="04d49103"/>
    </style:style>
    <style:style style:name="T154" style:family="text">
      <style:text-properties officeooo:rsid="04d4d58c"/>
    </style:style>
    <style:style style:name="T155" style:family="text">
      <style:text-properties officeooo:rsid="04dc80b1"/>
    </style:style>
    <style:style style:name="T156" style:family="text">
      <style:text-properties officeooo:rsid="04decd85"/>
    </style:style>
    <style:style style:name="T157" style:family="text">
      <style:text-properties officeooo:rsid="04e9d3c0"/>
    </style:style>
    <style:style style:name="T158" style:family="text">
      <style:text-properties officeooo:rsid="04eb29d6"/>
    </style:style>
    <style:style style:name="T159" style:family="text">
      <style:text-properties officeooo:rsid="04ec8713"/>
    </style:style>
    <style:style style:name="T160" style:family="text">
      <style:text-properties officeooo:rsid="04eef8e0"/>
    </style:style>
    <style:style style:name="T161" style:family="text">
      <style:text-properties officeooo:rsid="04f65f27"/>
    </style:style>
    <style:style style:name="T162" style:family="text">
      <style:text-properties officeooo:rsid="04f85174"/>
    </style:style>
    <style:style style:name="T163" style:family="text">
      <style:text-properties officeooo:rsid="04f8f3d9"/>
    </style:style>
    <style:style style:name="T164" style:family="text">
      <style:text-properties officeooo:rsid="04fdbdd1"/>
    </style:style>
    <style:style style:name="T165" style:family="text">
      <style:text-properties officeooo:rsid="04ff5fe2"/>
    </style:style>
    <style:style style:name="T166" style:family="text">
      <style:text-properties officeooo:rsid="0501e5a2"/>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WEN303 ASSIGNMENT <text:span text:style-name="T62">2</text:span></text:p>
      <text:p text:style-name="P5">Karu Skipper 3000417869</text:p>
      <text:p text:style-name="P5"/>
      <text:p text:style-name="P73"><text:span text:style-name="Strong_20_Emphasis"><text:span text:style-name="T102">Defualt - </text:span></text:span><text:span text:style-name="Strong_20_Emphasis"><text:span text:style-name="T101">Updating</text:span></text:span><text:span text:style-name="Strong_20_Emphasis"><text:span text:style-name="T102"> - Design Coverage - Design Quality - Reflection</text:span></text:span></text:p>
      <text:p text:style-name="P12"><text:a xlink:type="simple" xlink:href="https://github.com/Kayskip/Wireframing-and-User-Interface-Report" text:style-name="Internet_20_link" text:visited-style-name="Visited_20_Internet_20_Link">https://github.com/Kayskip/Wireframing-and-User-Interface-Report</text:a></text:p>
      <text:p text:style-name="P12"/>
      <text:p text:style-name="P33">Part 1 :</text:p>
      <text:p text:style-name="P6">Introduction:</text:p>
      <text:p text:style-name="P6"/>
      <text:h text:style-name="P78" text:outline-level="3"><text:bookmark text:name="Description_401_452_pages_41"/>Description</text:h>
      <text:p text:style-name="P83"><text:span text:style-name="T161">This report</text:span> will be focusing on the <text:span text:style-name="T99">D</text:span>esign <text:span text:style-name="T99">Aspects and Interfaces </text:span>of the Carbon Calculator <text:span text:style-name="T161">system</text:span>. <text:span text:style-name="T161">We will establish abstract wireframes and ideas based of the Carbon Calculator system using the online Balsamiq tool. Here we will clearly show design ideas relating this to the users and their needs. This report has been updated to include these requirements and relate them to similiar systems. We will use techniques to prototype and ideate sections of this report to improve it from the previous assignment.</text:span></text:p>
      <text:p text:style-name="P7"/>
      <text:p text:style-name="P8"><text:span text:style-name="T97">In this report we</text:span> <text:span text:style-name="T163">will</text:span> <text:span text:style-name="T163">update</text:span> <text:span text:style-name="T97">the scenarios, personas and relfection. As well as including an important wireframed website re-creation in the Design section. This is important as we will be relating personas and their needs by creating a better user design for the system. This will in turn, better represent how a user accesses and navigates through the website. </text:span></text:p>
      <text:p text:style-name="P8"><text:span text:style-name="T33"/></text:p>
      <text:p text:style-name="P1"><text:span text:style-name="T103">In this report </text:span><text:span text:style-name="T107">we</text:span><text:span text:style-name="T104"> will be analysing the usability of the Carbon Footprint Calculator website, (</text:span><text:a xlink:type="simple" xlink:href="https://www.carbonfootprint.com/calculator.aspx" text:style-name="Internet_20_link" text:visited-style-name="Visited_20_Internet_20_Link"><text:span text:style-name="T108">https://www.carbonfootprint.com/calculator.aspx</text:span></text:a><text:span text:style-name="T104">) </text:span><text:span text:style-name="T107">by conducting</text:span><text:span text:style-name="T104"> </text:span><text:span text:style-name="T107">our</text:span><text:span text:style-name="T104"> own individual bias based on the </text:span><text:span text:style-name="T105">system usage </text:span><text:span text:style-name="T106">of</text:span><text:span text:style-name="T105"> the website</text:span><text:span text:style-name="T104">. This is based on the overall functionality and usability as an average user. To do this </text:span><text:span text:style-name="T107">we</text:span><text:span text:style-name="T104"> will be creating individual personas who are likely to be the </text:span><text:span text:style-name="T107">key stakeholders</text:span><text:span text:style-name="T104"> using th</text:span><text:span text:style-name="T107">is</text:span><text:span text:style-name="T104"> website. </text:span></text:p>
      <text:p text:style-name="P9"/>
      <text:p text:style-name="P15">Business Objectives:</text:p>
      <text:p text:style-name="P28"><text:span text:style-name="T31">The Carbon Calculator website is a global, multi-country targeted website that provides a carbon footprint calculator to its users </text:span><text:span text:style-name="T35">worldwide</text:span><text:span text:style-name="T31">. </text:span><text:span text:style-name="T36">This means the system must have </text:span><text:span text:style-name="T37">a </text:span><text:span text:style-name="T36">good </text:span><text:span text:style-name="T38">calculation function and </text:span><text:span text:style-name="T39">be reliable with its output</text:span><text:span text:style-name="T38">. </text:span><text:span text:style-name="T40">The first objective should be to return an overall carbon emission result to the user. </text:span><text:span text:style-name="T41">This must be accurate and should store this information on their database for later use. </text:span><text:span text:style-name="T42">The second objective </text:span><text:span text:style-name="T43">is to compare these results with other users worldwide for </text:span><text:span text:style-name="T45">activity</text:span><text:span text:style-name="T43"> results </text:span><text:span text:style-name="T45">to be displayed</text:span><text:span text:style-name="T43">. This </text:span><text:span text:style-name="T44">makes users compete with each other, resulting in higher system usuage and more activity. </text:span><text:span text:style-name="T45">The </text:span><text:span text:style-name="T46">third</text:span><text:span text:style-name="T45"> objective </text:span><text:span text:style-name="T47">is to have a statistical data section which represents harm of CO2e usuage. </text:span><text:span text:style-name="T48">This should increase user activity </text:span><text:span text:style-name="T49">because of the factual data.</text:span></text:p>
      <text:p text:style-name="P28"/>
      <text:p text:style-name="P74"><text:span text:style-name="T28">For this website, I have derrived 3</text:span> main objectives <text:span text:style-name="T131">from the system:</text:span></text:p>
      <text:list xml:id="list2814557427" text:style-name="L1">
        <text:list-item>
          <text:p text:style-name="P95">Show users their own overall carbon emission release in combination with plastic usuage.</text:p>
        </text:list-item>
        <text:list-item>
          <text:p text:style-name="P96">Show comparative data to their users <text:span text:style-name="T132">worldwide</text:span>.</text:p>
        </text:list-item>
        <text:list-item>
          <text:p text:style-name="P97"><text:span text:style-name="T10">Provide users with statistical </text:span><text:span text:style-name="T11">information on the carbon emission and plastic usuage subject.</text:span></text:p>
        </text:list-item>
      </text:list>
      <text:p text:style-name="P65"/>
      <text:p text:style-name="P65"/>
      <text:p text:style-name="P65"/>
      <text:p text:style-name="P65"/>
      <text:p text:style-name="P65"/>
      <text:p text:style-name="P65"/>
      <text:p text:style-name="P16"><text:soft-page-break/>The importance to stakeholders:</text:p>
      <text:p text:style-name="P48">The Carbon Footprint Calculator website is important to many groups and individuals worldwide <text:span text:style-name="T100">because of</text:span> the exceptionally high amounts of carbon emissions in the atmosphere. Users want to be able to calculate their <text:span text:style-name="T129">i</text:span>mpact on the environment <text:span text:style-name="T129">and compare to others their savings on a daily basis</text:span>. <text:span text:style-name="T130">They expect accurate output from their emission input as well as fast working system operations to produce their result effiecently. Users want to have weekly updates on their usuage and keep updated with how much CO2e emissions they are saving.</text:span></text:p>
      <text:p text:style-name="P49"/>
      <text:p text:style-name="P51"><text:span text:style-name="T31">As a user of this website, you want to be able to share your carbon footprint </text:span><text:span text:style-name="T51">to others</text:span><text:span text:style-name="T31">. </text:span><text:span text:style-name="T34">Y</text:span><text:span text:style-name="T31">ou should be able to convince other people that they should use this website. </text:span><text:span text:style-name="T50">It is the systems job to co-operate with the user to produce the best outcome.</text:span></text:p>
      <text:p text:style-name="P50"/>
      <text:p text:style-name="P60">Part <text:span text:style-name="T26">2</text:span> :</text:p>
      <text:p text:style-name="P52">Personas and Requirements</text:p>
      <text:p text:style-name="P41"/>
      <text:h text:style-name="P71" text:outline-level="2">Overview</text:h>
      <text:p text:style-name="P67"><text:span text:style-name="T68">I</text:span><text:span text:style-name="T69">n </text:span><text:span text:style-name="T77">this report we will be</text:span><text:span text:style-name="T69"> updat</text:span><text:span text:style-name="T77">ing</text:span><text:span text:style-name="T69"> </text:span><text:span text:style-name="T77">the</text:span><text:span text:style-name="T69"> personas to have system requirements as well as adpat</text:span><text:span text:style-name="T77">ing</text:span><text:span text:style-name="T69"> them to </text:span><text:span text:style-name="T70">include goals relative to the carbon calculator </text:span><text:span text:style-name="T71">website</text:span><text:span text:style-name="T68">. </text:span><text:span text:style-name="T77">We will</text:span><text:span text:style-name="T74"> also link </text:span><text:span text:style-name="T77">the</text:span><text:span text:style-name="T74"> scenarios, tasks and use cases together to </text:span><text:span text:style-name="T75">represent a better relationship between them. </text:span><text:span text:style-name="T72">This section of the report has been fully re-done as </text:span><text:span text:style-name="T77">we</text:span><text:span text:style-name="T72"> </text:span><text:span text:style-name="T77">should be</text:span><text:span text:style-name="T72"> </text:span><text:span text:style-name="T73">focus</text:span><text:span text:style-name="T77">ing</text:span><text:span text:style-name="T73"> </text:span><text:span text:style-name="T77">more </text:span><text:span text:style-name="T73">on the system </text:span><text:span text:style-name="T76">requirements</text:span><text:span text:style-name="T73">. </text:span></text:p>
      <text:p text:style-name="P68"/>
      <text:p text:style-name="P70"><text:span text:style-name="T83">Here, we need to create</text:span><text:span text:style-name="T82"> a diagram to show the linking between the system, personas and scenarios : </text:span><text:a xlink:type="simple" xlink:href="https://raw.githubusercontent.com/Kayskip/Wireframing-and-User-Interface-Report/master/Personas-System-Scenarios.png" text:style-name="Internet_20_link" text:visited-style-name="Visited_20_Internet_20_Link"><text:span text:style-name="T83">Diagram</text:span></text:a></text:p>
      <text:p text:style-name="P46"/>
      <text:p text:style-name="P17">Creating the personas:</text:p>
      <text:p text:style-name="P10"><text:span text:style-name="T31">This lead</text:span><text:span text:style-name="T60">s us</text:span><text:span text:style-name="T31"> on to persona creation to give a better, wider overall representation of the summarised </text:span><text:span text:style-name="T60">u</text:span><text:span text:style-name="T31">ser </text:span><text:span text:style-name="T60">g</text:span><text:span text:style-name="T31">roups who w</text:span><text:span text:style-name="T60">ill be</text:span><text:span text:style-name="T31"> access</text:span><text:span text:style-name="T60">ing</text:span><text:span text:style-name="T31"> the Carbon Calculator Website. In creation of </text:span><text:span text:style-name="T60">the</text:span><text:span text:style-name="T31"> personas, </text:span><text:span text:style-name="T61">we will be using</text:span><text:span text:style-name="T31"> User Modelling techniques, including Abstract Representation </text:span><text:span text:style-name="T61">and </text:span><text:span text:style-name="T31">User Design techniques to help empathise with </text:span><text:span text:style-name="T61">the</text:span><text:span text:style-name="T31"> personas. Firstly, </text:span><text:span text:style-name="T61">we will</text:span><text:span text:style-name="T31"> hypothesis the user types who would access this website. </text:span><text:span text:style-name="T61">We will</text:span><text:span text:style-name="T31"> then prioritise the most likely users to be accessing the Carbon Calculator. </text:span><text:span text:style-name="T61">We</text:span><text:span text:style-name="T31"> </text:span><text:span text:style-name="T61">will then</text:span><text:span text:style-name="T31"> </text:span><text:span text:style-name="T61">take</text:span><text:span text:style-name="T31"> two abstract groups and their behavioural variables to create </text:span><text:span text:style-name="T32">Andrew</text:span><text:span text:style-name="T31"> and </text:span><text:span text:style-name="T32">Margaret</text:span><text:span text:style-name="T31"> as individuals. </text:span></text:p>
      <text:p text:style-name="P10"/>
      <text:p text:style-name="P11"><text:span text:style-name="T162">The</text:span> first persona <text:span text:style-name="T1">Awesome Andrew</text:span> <text:span text:style-name="T162">has been </text:span>created in the light of students and the younger demographic. Andrew follows the persona of a impatient user who is easily frustrated with complicated functions and <text:span text:style-name="T133">system response</text:span>. <text:span text:style-name="T8">Because of his field of study, he expects high standards from global websites like the Carbon Calculator. Andrew is a good persona for representing students as well as young professionals.</text:span></text:p>
      <text:p text:style-name="P11"/>
      <text:p text:style-name="P58"><text:span text:style-name="T25">The</text:span><text:span text:style-name="T12"> second persona </text:span><text:span text:style-name="T4">Modest Margaret</text:span><text:span text:style-name="T12"> was created in the light of older, mature audiences who </text:span><text:span text:style-name="T13">are</text:span><text:span text:style-name="T12"> interested in sustain</text:span><text:span text:style-name="T14">ability and a green future for their children</text:span><text:span text:style-name="T12">. Unlike Andrew, she is patient and does</text:span><text:span text:style-name="T15">n’</text:span><text:span text:style-name="T12">t get as easily frustrated because of her </text:span><text:span text:style-name="T16">maturity and patience as a mother</text:span><text:span text:style-name="T12">. Although this is the case, she can find it hard to navigate thro</text:span><text:span text:style-name="T16">ugh</text:span><text:span text:style-name="T12"> some websites and needs help from other family members. </text:span><text:span text:style-name="T24">Margaret is a good persona for representing older users who have families and are more likely to be interested in saving the enviroment for the younger generation.</text:span></text:p>
      <text:p text:style-name="P55"/>
      <text:p text:style-name="P55"/>
      <text:p text:style-name="P55"/>
      <text:p text:style-name="P55"/>
      <text:p text:style-name="P55"/>
      <text:p text:style-name="P55"><text:soft-page-break/></text:p>
      <text:p text:style-name="P55"/>
      <text:p text:style-name="P39"><text:span text:style-name="T127">Persona 1</text:span><text:span text:style-name="T128"> : </text:span><text:a xlink:type="simple" xlink:href="https://github.com/Kayskip/Wireframing-and-Design-Report/blob/master/Personas/Awesome%20Andrew.pdf" text:style-name="Internet_20_link" text:visited-style-name="Visited_20_Internet_20_Link"><text:span text:style-name="T128">Awesome Andrew</text:span></text:a></text:p>
      <text:p text:style-name="P39"/>
      <text:p text:style-name="P57"><text:span text:style-name="T63">S</text:span>ystem Requirements for Awesome Andrew <text:span text:style-name="T136">(Andrews Perspective)</text:span>:</text:p>
      <text:p text:style-name="P53">As a Computer Science Major <text:span text:style-name="T146">my</text:span> <text:span text:style-name="T145">requirements</text:span> of the calculator <text:span text:style-name="T146">are</text:span> very high and I expect the system to return accurate results when I use it. I am using this website to compare my weekly CO2e emissions, hoping to change how I transport myself to University each day. If the system can not forfill <text:span text:style-name="T142">this</text:span> efficiently, my main goal of changing to an eco-friendly car may not be satified. I am likely to change websites if the website does not support weekly updates and comparisons. </text:p>
      <text:p text:style-name="P54"/>
      <text:p text:style-name="P47"><text:span text:style-name="T67">Persona 2 : </text:span><text:a xlink:type="simple" xlink:href="https://github.com/Kayskip/Wireframing-and-User-Interface-Report/blob/master/Personas/Modest%20Margaret.pdf" text:style-name="Internet_20_link" text:visited-style-name="Visited_20_Internet_20_Link"><text:span text:style-name="T139">Modest Margaret</text:span></text:a></text:p>
      <text:p text:style-name="P43"/>
      <text:p text:style-name="P63"><text:span text:style-name="T2">S</text:span><text:span text:style-name="T1">ystem Requirements for </text:span><text:span text:style-name="T3">Modest</text:span><text:span text:style-name="T1"> </text:span><text:span text:style-name="T3">Margaret </text:span><text:span text:style-name="T6">(</text:span><text:span text:style-name="T7">Margarets</text:span><text:span text:style-name="T6"> Perspective)</text:span>:</text:p>
      <text:p text:style-name="P62">I <text:span text:style-name="T144">require</text:span> the website to include useful information to help me get started with understanding how the website works. <text:span text:style-name="T143">Once I can understand this I will be more confident with calculating my household usuage. I also require the system present its information in a way I can understand, as I am not familiar with complicated units and statistics. I am mainly using this website to help the future generations, if I cannot see my progress over time there is no way I will continue using this website.</text:span></text:p>
      <text:p text:style-name="P62"/>
      <text:p text:style-name="P62"/>
      <text:p text:style-name="P64">Creating the scenarios/<text:span text:style-name="T148">tasks and use cases</text:span>:</text:p>
      <text:p text:style-name="P34"><text:span text:style-name="T110">From these individuals </text:span><text:span text:style-name="T126">we</text:span><text:span text:style-name="T110"> have created </text:span><text:a xlink:type="simple" xlink:href="https://github.com/Kayskip/Wireframing-and-Design-Report/tree/master/Use-Case-Diagrams" text:style-name="Internet_20_link" text:visited-style-name="Visited_20_Internet_20_Link"><text:span text:style-name="T115">Essential Use Case Diagrams</text:span></text:a><text:span text:style-name="T117"> </text:span><text:span text:style-name="T110">to better represent the </text:span><text:span text:style-name="T124">system usage</text:span><text:span text:style-name="T110"> </text:span><text:span text:style-name="T111">on the website</text:span><text:span text:style-name="T110">. </text:span><text:span text:style-name="T116">For </text:span><text:span text:style-name="T126">this report</text:span><text:span text:style-name="T116"> </text:span><text:span text:style-name="T126">we </text:span><text:span text:style-name="T116">will be using long style sceanarios instead </text:span><text:span text:style-name="T123">(Listed below) </text:span><text:span text:style-name="T116">. </text:span><text:span text:style-name="T110">These will be prioritised with the </text:span><text:span text:style-name="T112">C</text:span><text:span text:style-name="T110">alculation </text:span><text:span text:style-name="T112">of </text:span><text:span text:style-name="T118">C</text:span><text:span text:style-name="T112">arbon emissions </text:span><text:span text:style-name="T110">being more important than the </text:span><text:span text:style-name="T113">storage and loading of data sets</text:span><text:span text:style-name="T110">, as </text:span><text:span text:style-name="T114">calculation takes instant priority over the storage of your recent emissions</text:span><text:span text:style-name="T110">. </text:span><text:span text:style-name="T126">F</text:span><text:span text:style-name="T120">inally, </text:span><text:span text:style-name="T126">we will </text:span><text:span text:style-name="T120">add logging into the website </text:span><text:span text:style-name="T126">last as this is seen as less important due to </text:span><text:span text:style-name="T120">the main functions of the website </text:span><text:span text:style-name="T126">taking priority</text:span><text:span text:style-name="T120">, </text:span><text:span text:style-name="T126">restricting this to </text:span><text:span text:style-name="T119">these </text:span><text:span text:style-name="T126">three</text:span><text:span text:style-name="T120"> </text:span><text:span text:style-name="T119">scenarios based on how important they are to the design process and system requirements. </text:span></text:p>
      <text:p text:style-name="P31"/>
      <text:p text:style-name="P32">Heirachy</text:p>
      <text:p text:style-name="P26">1) Calculate CO2e Emissions for Public Transport</text:p>
      <text:p text:style-name="P26">2) <text:span text:style-name="T135">Store and load data sets</text:span></text:p>
      <text:p text:style-name="P27">3) Log in to the website</text:p>
      <text:p text:style-name="P38"/>
      <text:h text:style-name="P72" text:outline-level="3">Scenarios <text:span text:style-name="T141">(Long Style)</text:span></text:h>
      <text:p text:style-name="P69"/>
      <text:p text:style-name="P18"><text:span text:style-name="T29">Scenario 1: </text:span>Calculating your <text:span text:style-name="T138">public transport </text:span>footprint:</text:p>
      <text:p text:style-name="P13"><text:span text:style-name="T32">Andrew</text:span><text:span text:style-name="T31"> is trying to calculate his effect on the environment when using public transport. First, Andrew loads the website and </text:span><text:span text:style-name="T52">navigates to</text:span><text:span text:style-name="T31"> the public transport calculator </text:span><text:span text:style-name="T52">tab</text:span><text:span text:style-name="T31">. </text:span><text:span text:style-name="T53">Andrew enters his information into the systems input and calculates his usuage. </text:span><text:span text:style-name="T54">Andrew saves his results on his profile so he can compare his results for next week. </text:span></text:p>
      <text:p text:style-name="P22"/>
      <text:p text:style-name="P23">For reference of the page:</text:p>
      <text:p text:style-name="P61"><text:a xlink:type="simple" xlink:href="https://raw.githubusercontent.com/Kayskip/Wireframing-and-Design-Report/master/Scenearios/Public%20Transport.png" text:style-name="Internet_20_link" text:visited-style-name="Visited_20_Internet_20_Link"><text:span text:style-name="T140">Image of Public Transport tab</text:span></text:a></text:p>
      <text:p text:style-name="P56"/>
      <text:p text:style-name="P56"/>
      <text:p text:style-name="P56"/>
      <text:p text:style-name="P56"><text:soft-page-break/></text:p>
      <text:p text:style-name="P56"/>
      <text:p text:style-name="P19"><text:span text:style-name="T30">S</text:span>cenario <text:span text:style-name="T65">2: Store and Load Data Sets</text:span>:</text:p>
      <text:p text:style-name="P21">Margaret <text:span text:style-name="T9">is trying to store her weekly CO2e emission savings each week. </text:span><text:span text:style-name="T17">First, </text:span><text:span text:style-name="T22">she </text:span><text:span text:style-name="T18">navigates to the </text:span><text:span text:style-name="T19">household calculator and enters her information. </text:span><text:span text:style-name="T20">After this the system prompts her to update her calculation to her savings, </text:span><text:span text:style-name="T21">s</text:span><text:span text:style-name="T20">he selects a name for her savings and clicks update. The system stores her information on the database under her profile. </text:span><text:span text:style-name="T23">She can come back to this stored data any time an update her entries.</text:span></text:p>
      <text:p text:style-name="P30"/>
      <text:p text:style-name="P24">For reference of the page:</text:p>
      <text:p text:style-name="P66"><text:a xlink:type="simple" xlink:href="https://raw.githubusercontent.com/Kayskip/Wireframing-and-Design-Report/master/Scenearios/Home%20Page.png" text:style-name="Internet_20_link" text:visited-style-name="Visited_20_Internet_20_Link"><text:span text:style-name="T137">Image of Home page </text:span></text:a></text:p>
      <text:p text:style-name="P42"/>
      <text:p text:style-name="P20"><text:span text:style-name="T30">S</text:span>cenario <text:span text:style-name="T66">3: Log in to the website:</text:span></text:p>
      <text:p text:style-name="P14"><text:span text:style-name="T32">Margaret</text:span><text:span text:style-name="T31"> is trying to </text:span><text:span text:style-name="T55">log into</text:span><text:span text:style-name="T31"> the Carbon Calculator website so she can record her CO2e emissions over a period of time. </text:span><text:span text:style-name="T56">First Magaret loads the home page and locates the sign in button at the top left of the page. </text:span><text:span text:style-name="T57">The system then redirects her to the login page. </text:span><text:span text:style-name="T58">She then enters her information and the systems confirms her </text:span><text:span text:style-name="T59">log in details. The system then redirects her to the home page, ready for calculations, displaying her current savings next to her profile.</text:span></text:p>
      <text:p text:style-name="P29"/>
      <text:p text:style-name="P25">For reference of <text:span text:style-name="T155">login</text:span> page:</text:p>
      <text:p text:style-name="P61"><text:a xlink:type="simple" xlink:href="https://raw.githubusercontent.com/Kayskip/Wireframing-and-Design-Report/master/Scenearios/Log%20In%20and%20Sign%20Up.png" text:style-name="Internet_20_link" text:visited-style-name="Visited_20_Internet_20_Link"><text:span text:style-name="T96">Image of Login/Sign Up page</text:span></text:a></text:p>
      <text:p text:style-name="P45"/>
      <text:p text:style-name="P45"/>
      <text:p text:style-name="P59">Part <text:span text:style-name="T27">3</text:span> :</text:p>
      <text:p text:style-name="P37"><text:span text:style-name="T121">Prototypes of the </text:span><text:span text:style-name="T125">home page</text:span><text:span text:style-name="T121"> before wireframing (Hand-drawn) : </text:span><text:a xlink:type="simple" xlink:href="https://raw.githubusercontent.com/Kayskip/Wireframing-and-User-Interface-Report/master/Wireframing%20Images/Phone-Hand-Drawn-Home-Page.jpg" text:style-name="Internet_20_link" text:visited-style-name="Visited_20_Internet_20_Link"><text:span text:style-name="T122">Phone</text:span></text:a><text:span text:style-name="T122"> ---- </text:span><text:a xlink:type="simple" xlink:href="https://raw.githubusercontent.com/Kayskip/Wireframing-and-User-Interface-Report/master/Wireframing%20Images/Hand-drawn-Home-Page.jpg" text:style-name="Internet_20_link" text:visited-style-name="Visited_20_Internet_20_Link"><text:span text:style-name="T122">Website</text:span></text:a></text:p>
      <text:p text:style-name="P36"><text:span text:style-name="T109">Link to the interactive Balsamiq wireframe : </text:span><text:span text:style-name="T78"><text:s/></text:span><text:a xlink:type="simple" xlink:href="https://balsamiq.cloud/slob8q1/pe7bvw3/r2278?f=N4IgUiBcCMA0IDkpxAYWfAMhkAhHAsjgFo4DSUA2gLoC%2BQA%3D" text:style-name="Internet_20_link" text:visited-style-name="Visited_20_Internet_20_Link"><text:span text:style-name="T79">SWEN303 A2 </text:span></text:a></text:p>
      <text:p text:style-name="P40"><text:span text:style-name="T84">D</text:span><text:span text:style-name="T85">escriptions of the wireframes are added in the notes of the Balsamiq link.</text:span></text:p>
      <text:p text:style-name="P35"><text:span text:style-name="T81">Link to : </text:span><text:a xlink:type="simple" xlink:href="https://raw.githubusercontent.com/Kayskip/Wireframing-and-User-Interface-Report/master/Wireframing%20Images/Storyboard.png" text:style-name="Internet_20_link" text:visited-style-name="Visited_20_Internet_20_Link"><text:span text:style-name="T80">Storyboard</text:span></text:a></text:p>
      <text:p text:style-name="P3"/>
      <text:h text:style-name="P77" text:outline-level="3">Design</text:h>
      <text:p text:style-name="P2">When the user first loads the website they are presented with the home screen, the main page for calculations. <text:span text:style-name="T134">When users want to access a website for calculations, the sensible option would be to directly load the calculations page first. The activity on this page is centered around the middle where the options are located. With some partial activity around other tabs as users may want to login or read information.</text:span></text:p>
      <text:p text:style-name="P2"/>
      <text:p text:style-name="P4">Check the <text:a xlink:type="simple" xlink:href="https://raw.githubusercontent.com/Kayskip/Wireframing-and-User-Interface-Report/master/Wireframing%20Images/Storyboard.png" text:style-name="Internet_20_link" text:visited-style-name="Visited_20_Internet_20_Link"><text:span text:style-name="T5">Storyboard</text:span></text:a> for a visual representation.</text:p>
      <text:p text:style-name="P2"/>
      <text:p text:style-name="P81">Navigation of this wireframed website is more efficient <text:span text:style-name="T149">as users</text:span> can understand and follow basic links. If we have a look at the wireframe, we can see <text:span text:style-name="T64">that the user is not shown their weekly saving on emissions before entering his information. </text:span></text:p>
      <text:p text:style-name="P81"/>
      <text:p text:style-name="P81"><text:span text:style-name="T64">Turning the original boring interface into a more interactive website for its users. This attracts new and old users to the website, regardless if they have already established their CO2e emission savings.</text:span></text:p>
      <text:p text:style-name="P80"/>
      <text:p text:style-name="P84"><text:span text:style-name="T86">One of the main business objectives is to show comparative data from previous calculations to improve the users experience. </text:span><text:span text:style-name="T95">Included in the design is the graphs of previous calculations and other users in their country. This is important to include in the design of websites such as the Carbon </text:span><text:soft-page-break/><text:span text:style-name="T95">Calculator. The system relies on repetitive calculations as part of its main functionality. Without this the system would be rendered useless.</text:span></text:p>
      <text:p text:style-name="P44">Part <text:span text:style-name="T98">4</text:span> :</text:p>
      <text:h text:style-name="P79" text:outline-level="2"><text:bookmark text:name="Reflection_40_602_page_per_member_41"/>Reflection</text:h>
      <text:p text:style-name="P75">Pros of the design I’ve proposed:</text:p>
      <text:p text:style-name="P86">A pro of the design <text:span text:style-name="T150">is</text:span> the graph displays, which are shown when the website is first loaded. This saves time navigating the <text:span text:style-name="T154">system</text:span> and presents a nicer interface for the user. The user is able to see the graphs of both their own emissions and others instantly. </text:p>
      <text:p text:style-name="P87">Another pro was the region <text:span text:style-name="T152">lock</text:span> that translates the users current location to be suited to its regions units. This was first setup during creation of the profile, which is then saved <text:span text:style-name="T151">later and displayed to the user on the main screens. This can be altered anytime and is great for user experience as the tideous work of the user is decreased. This was one of the main benefits to the new design, even though the change was slight it increased the functionally of the website significantly.</text:span></text:p>
      <text:p text:style-name="P87">Another pro of the design was the decrease in complex user inputs which originally confused the user. <text:span text:style-name="T153">Although there has only been a slight decrease, I have summarised the tabs to down from seven top tab sections to three and eight calculator tabs to three.</text:span></text:p>
      <text:p text:style-name="P88"><text:span text:style-name="T164">The last</text:span> pro of the design is the consistent layers of the tabs and screens. <text:span text:style-name="T156">This design maintains a constant page layer for the calculator screen. </text:span></text:p>
      <text:p text:style-name="P88"/>
      <text:p text:style-name="P76"><text:span text:style-name="T147">Cons</text:span> of the design I’ve proposed:</text:p>
      <text:p text:style-name="P93"><text:span text:style-name="T88">A con of the website is the </text:span><text:span text:style-name="T94">overall </text:span><text:span text:style-name="T88">basic </text:span><text:span text:style-name="T94">system</text:span><text:span text:style-name="T88"> design, which unfortunately means </text:span><text:span text:style-name="T89">I had to sacrifice</text:span><text:span text:style-name="T88"> an interactive experience </text:span><text:span text:style-name="T89">for the user</text:span><text:span text:style-name="T88">. </text:span><text:span text:style-name="T90">I created my design this way to make sure basic functionality and options are clear and understood to the user. </text:span><text:span text:style-name="T91">It was harder to summarise options and data to a cleaner and nicer interface </text:span><text:span text:style-name="T92">for websites like the Carbon Calculator</text:span><text:span text:style-name="T91">. Replacing buttons with images was an idea but the large amount of icons and options meant I only added few changes.</text:span></text:p>
      <text:p text:style-name="P94"><text:span text:style-name="T91">A</text:span><text:span text:style-name="T87">s previously stated in the pros section, I have summarised the main tabs of the system. Although this imapcted my system positively, it also imapcted it negatively. Summarising these tabs meant a loss of information for the user to naviage on. This was a sacrifice made for better user flow and experience but it also meant users in some cases </text:span><text:span text:style-name="T93">users may not find the correct tab they are looking for straight away.</text:span></text:p>
      <text:p text:style-name="P92">What have you learnt about the old website by proposing the new design?</text:p>
      <text:p text:style-name="P89">I have learn basic user experience issues with flow and navigation <text:span text:style-name="T160">as well as how this can influence a lot of the users actions</text:span>. I was able to empathise with my personas and understand how they navigate systems. <text:span text:style-name="T157">In summary I used techniques we have learnt such as user testing and eye tracking. These techniques were vital to the new design as they were lacking in the Carbon Calculator website.</text:span></text:p>
      <text:p text:style-name="P91"/>
      <text:p text:style-name="P91"/>
      <text:p text:style-name="P91"><text:soft-page-break/>Reflect on any changes you made to the personas or tasks based on creating these initial design documents.</text:p>
      <text:p text:style-name="P91"/>
      <text:p text:style-name="P91">-<text:span text:style-name="T158">cognitive</text:span></text:p>
      <text:p text:style-name="P91">--<text:span text:style-name="T159">goals and subgoals</text:span></text:p>
      <text:p text:style-name="P91">-- <text:span text:style-name="T165">changed the personas to incorparate user interface familiarity</text:span></text:p>
      <text:p text:style-name="P91">-- <text:span text:style-name="T165">refineed tasks and added long style scenarios instead of use case</text:span></text:p>
      <text:p text:style-name="P90">I have made significant changes to the personas in this report, as previously the relation between the Carbon Calculator and the personas was not suffic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41:05.486917680</meta:creation-date>
    <dc:date>2019-04-13T17:26:03.542910702</dc:date>
    <meta:editing-duration>P4DT7H36M2S</meta:editing-duration>
    <meta:editing-cycles>1112</meta:editing-cycles>
    <meta:generator>LibreOffice/6.0.7.3$Linux_X86_64 LibreOffice_project/00m0$Build-3</meta:generator>
    <meta:document-statistic meta:table-count="0" meta:image-count="0" meta:object-count="0" meta:page-count="6" meta:paragraph-count="82" meta:word-count="2282" meta:character-count="13688" meta:non-whitespace-character-count="11479"/>
  </office:meta>
</office:document-meta>
</file>